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1" svg:font-family="Arial"/>
    <style:font-face style:name="TradeGothic-Oblique" svg:font-family="TradeGothic-Obliqu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38mm"/>
    </style:style>
    <style:style style:name="co2" style:family="table-column">
      <style:table-column-properties fo:break-before="auto" style:column-width="31.52mm"/>
    </style:style>
    <style:style style:name="co3" style:family="table-column">
      <style:table-column-properties fo:break-before="auto" style:column-width="60.24mm"/>
    </style:style>
    <style:style style:name="co4" style:family="table-column">
      <style:table-column-properties fo:break-before="auto" style:column-width="25.44mm"/>
    </style:style>
    <style:style style:name="co5" style:family="table-column">
      <style:table-column-properties fo:break-before="auto" style:column-width="21.52mm"/>
    </style:style>
    <style:style style:name="ro1" style:family="table-row">
      <style:table-row-properties style:row-height="4.66mm" fo:break-before="auto" style:use-optimal-row-height="false"/>
    </style:style>
    <style:style style:name="ro2" style:family="table-row">
      <style:table-row-properties style:row-height="4.66mm" fo:break-before="page" style:use-optimal-row-height="false"/>
    </style:style>
    <style:style style:name="ro3" style:family="table-row">
      <style:table-row-properties style:row-height="9.31m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padding="0.71mm"/>
      <style:text-properties fo:color="#333333" style:text-outline="false" style:text-line-through-style="none" style:text-line-through-type="none" style:font-name="TradeGothic-Oblique" fo:font-size="8pt" fo:font-style="italic" fo:text-shadow="none" style:text-underline-style="none" fo:font-weight="normal" style:font-size-asian="8pt" style:font-style-asian="italic" style:font-weight-asian="normal" style:font-name-complex="TradeGothic-Oblique" style:font-size-complex="8pt" style:font-style-complex="italic" style:font-weight-complex="normal"/>
    </style:style>
    <style:style style:name="ce3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99ccff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4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4">
      <style:table-cell-properties fo:background-color="#99ccff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padding="0.71m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53" table:default-cell-style-name="ce1"/>
        <table:table-row table:style-name="ro1">
          <table:table-cell office:value-type="string" calcext:value-type="string">
            <text:p>Liste des contrats de 25 000 $ et plus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Octroyés du 1er janvier au 31 décembre 2018</text:p>
          </table:table-cell>
          <table:table-cell table:number-columns-repeated="256"/>
        </table:table-row>
        <table:table-row table:style-name="ro1">
          <table:table-cell table:style-name="ce2" office:value-type="string" calcext:value-type="string">
            <text:p>Les lignes en bleu correspondent à des engagements non terminés.</text:p>
          </table:table-cell>
          <table:table-cell table:number-columns-repeated="256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Nom du fournisseur</text:p>
          </table:table-cell>
          <table:table-cell office:value-type="string" calcext:value-type="string">
            <text:p>Entente</text:p>
          </table:table-cell>
          <table:table-cell office:value-type="string" calcext:value-type="string">
            <text:p>Description du bon de commande</text:p>
          </table:table-cell>
          <table:table-cell office:value-type="string" calcext:value-type="string">
            <text:p>Montant engagement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À DEUX MAINS INC.</text:p>
          </table:table-cell>
          <table:table-cell/>
          <table:table-cell office:value-type="string" calcext:value-type="string">
            <text:p>Contribution financière : projet Jeunesse 2000</text:p>
          </table:table-cell>
          <table:table-cell table:style-name="ce7" office:value-type="float" office:value="59684" calcext:value-type="float">
            <text:p>59 684,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ABC ENVIRONNEMENT INC.</text:p>
          </table:table-cell>
          <table:table-cell office:value-type="string" calcext:value-type="string">
            <text:p>Entente 1210981</text:p>
          </table:table-cell>
          <table:table-cell office:value-type="string" calcext:value-type="string">
            <text:p>Nettoyage d'égout et inspection des conduites</text:p>
          </table:table-cell>
          <table:table-cell table:style-name="ce7" office:value-type="float" office:value="33951.97" calcext:value-type="float">
            <text:p>33 951,97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6" office:value-type="string" calcext:value-type="string">
            <text:p>Contrat de nettoyage de chambres de vannes CDN–NDG – 2018</text:p>
          </table:table-cell>
          <table:table-cell table:style-name="ce8" office:value-type="float" office:value="108449.14" calcext:value-type="float">
            <text:p>108 449,14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ABC RÉCRÉATION QUÉBEC INC.</text:p>
          </table:table-cell>
          <table:table-cell/>
          <table:table-cell office:value-type="string" calcext:value-type="string">
            <text:p>Parc de la Confédération : fourniture et livraison d'un panneau</text:p>
          </table:table-cell>
          <table:table-cell table:style-name="ce7" office:value-type="float" office:value="3423.96" calcext:value-type="float">
            <text:p>3 423,96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Parc de la Confédération : achat d'équipements de jeu accessibles pour le projet de réaménagement de l'aire de jeu</text:p>
          </table:table-cell>
          <table:table-cell table:style-name="ce7" office:value-type="float" office:value="16057.41" calcext:value-type="float">
            <text:p>16 057,41</text:p>
          </table:table-cell>
          <table:table-cell table:number-columns-repeated="253"/>
        </table:table-row>
        <table:table-row table:style-name="ro1">
          <table:table-cell table:style-name="ce3" table:number-columns-repeated="2"/>
          <table:table-cell office:value-type="string" calcext:value-type="string">
            <text:p>Parc de Kent : structure de basketball, transport et installation</text:p>
          </table:table-cell>
          <table:table-cell table:style-name="ce7" office:value-type="float" office:value="17326.91" calcext:value-type="float">
            <text:p>17 326,91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AMRO ALUMINIUM INC.</text:p>
          </table:table-cell>
          <table:table-cell table:style-name="ce3"/>
          <table:table-cell table:style-name="ce6" office:value-type="string" calcext:value-type="string">
            <text:p>Centre communautaire NDG : travaux de remplacement des fenêtres</text:p>
          </table:table-cell>
          <table:table-cell table:style-name="ce8" office:value-type="float" office:value="791715.72" calcext:value-type="float">
            <text:p>791 715,72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AQUAM SPÉCIALISTE AQUATIQUE INC.</text:p>
          </table:table-cell>
          <table:table-cell office:value-type="string" calcext:value-type="string">
            <text:p>Entente 1202972</text:p>
          </table:table-cell>
          <table:table-cell office:value-type="string" calcext:value-type="string">
            <text:p>Achat d’un enrouleur de câble et d’un cadran</text:p>
          </table:table-cell>
          <table:table-cell table:style-name="ce7" office:value-type="float" office:value="3437.76" calcext:value-type="float">
            <text:p>3 437,76</text:p>
          </table:table-cell>
          <table:table-cell table:number-columns-repeated="253"/>
        </table:table-row>
        <table:table-row table:style-name="ro1">
          <table:table-cell table:style-name="ce3" table:number-columns-repeated="2"/>
          <table:table-cell office:value-type="string" calcext:value-type="string">
            <text:p>Robot Duromax pour piscine</text:p>
          </table:table-cell>
          <table:table-cell table:style-name="ce7" office:value-type="float" office:value="8205.47" calcext:value-type="float">
            <text:p>8 205,47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Parc de la Confédération et parc de Kent : fourniture et installation de quatre garde-corps pour tremplin</text:p>
          </table:table-cell>
          <table:table-cell table:style-name="ce7" office:value-type="float" office:value="22483.83" calcext:value-type="float">
            <text:p>22 483,83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Parc de la Confédération et parc de Kent : rampe d'accès, installation d'équipements et transport </text:p>
          </table:table-cell>
          <table:table-cell table:style-name="ce7" office:value-type="float" office:value="23044.86" calcext:value-type="float">
            <text:p>23 044,86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ARBO-DESIGN INC.</text:p>
          </table:table-cell>
          <table:table-cell/>
          <table:table-cell office:value-type="string" calcext:value-type="string">
            <text:p>Abattages et essouchements d'arbres</text:p>
          </table:table-cell>
          <table:table-cell table:style-name="ce7" office:value-type="float" office:value="26459.19" calcext:value-type="float">
            <text:p>26 459,19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ARCHIPEL, ARCHITECTURE INC.</text:p>
          </table:table-cell>
          <table:table-cell/>
          <table:table-cell table:style-name="ce6" office:value-type="string" calcext:value-type="string">
            <text:p>Centre communautaire Monkland : projet d'insonorisation des salles communautaires</text:p>
          </table:table-cell>
          <table:table-cell table:style-name="ce8" office:value-type="float" office:value="44037.72" calcext:value-type="float">
            <text:p>44 037,72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ASSOCIATION DE LA COMMUNAUTÉ NOIRE DE CÔTE-DES-NEIGES</text:p>
          </table:table-cell>
          <table:table-cell/>
          <table:table-cell office:value-type="string" calcext:value-type="string">
            <text:p>Contribution financière : camps de jour 2018</text:p>
          </table:table-cell>
          <table:table-cell table:style-name="ce7" office:value-type="float" office:value="20000" calcext:value-type="float">
            <text:p>20 000,0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Contribution financière : réalisation d'activités de loisirs 2018</text:p>
          </table:table-cell>
          <table:table-cell table:style-name="ce7" office:value-type="float" office:value="108110" calcext:value-type="float">
            <text:p>108 110,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ASSOCIATION POUR LE DÉVELOPPEMENT JEUNESSE DE LOYOLA</text:p>
          </table:table-cell>
          <table:table-cell/>
          <table:table-cell office:value-type="string" calcext:value-type="string">
            <text:p>Contribution financière : réalisation d'activités de loisirs 2018</text:p>
          </table:table-cell>
          <table:table-cell table:style-name="ce7" office:value-type="float" office:value="63428" calcext:value-type="float">
            <text:p>63 428,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BARRIÈRE QMB INC.</text:p>
          </table:table-cell>
          <table:table-cell/>
          <table:table-cell table:style-name="ce6" office:value-type="string" calcext:value-type="string">
            <text:p>Fourniture et installation de bordures munies de bollards pour délimiter les voies cyclables des voies de circulation (boulevard de Maisonneuve, entre la rue Addington et l’avenue Claremont)</text:p>
          </table:table-cell>
          <table:table-cell table:style-name="ce8" office:value-type="float" office:value="61770.43" calcext:value-type="float">
            <text:p>61 770,43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BAU-VAL CMM</text:p>
          </table:table-cell>
          <table:table-cell office:value-type="string" calcext:value-type="string">
            <text:p>Entente 1317486</text:p>
          </table:table-cell>
          <table:table-cell table:style-name="ce6" office:value-type="string" calcext:value-type="string">
            <text:p>Asphalte ESG-10, PG 58-28 - année 2018</text:p>
          </table:table-cell>
          <table:table-cell table:style-name="ce8" office:value-type="float" office:value="17246.24" calcext:value-type="float">
            <text:p>17 246,24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6" office:value-type="string" calcext:value-type="string">
            <text:p>Asphalte CH-10, PG 58-28 - année 2018</text:p>
          </table:table-cell>
          <table:table-cell table:style-name="ce8" office:value-type="float" office:value="28743.74" calcext:value-type="float">
            <text:p>28 743,74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6" office:value-type="string" calcext:value-type="string">
            <text:p>Asphalte EC-5, PG 58-28 - année 2018</text:p>
          </table:table-cell>
          <table:table-cell table:style-name="ce8" office:value-type="float" office:value="57487.5" calcext:value-type="float">
            <text:p>57 487,50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6" office:value-type="string" calcext:value-type="string">
            <text:p>Service de récupération de béton et d'asphalte</text:p>
          </table:table-cell>
          <table:table-cell table:style-name="ce8" office:value-type="float" office:value="60931.15" calcext:value-type="float">
            <text:p>60 931,15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6" office:value-type="string" calcext:value-type="string">
            <text:p>Asphalte EC-10, PG 58-28 - année 2018</text:p>
          </table:table-cell>
          <table:table-cell table:style-name="ce8" office:value-type="float" office:value="74733.74" calcext:value-type="float">
            <text:p>74 733,74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BIBLIOTHÈQUE PUBLIQUE JUIVE</text:p>
          </table:table-cell>
          <table:table-cell/>
          <table:table-cell table:style-name="ce6" office:value-type="string" calcext:value-type="string">
            <text:p>Contribution financière</text:p>
          </table:table-cell>
          <table:table-cell table:style-name="ce8" office:value-type="float" office:value="28700" calcext:value-type="float">
            <text:p>28 700,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BOO ! DESIGN INC.</text:p>
          </table:table-cell>
          <table:table-cell/>
          <table:table-cell office:value-type="string" calcext:value-type="string">
            <text:p>Conception et impression de la programmation culturelle estivale</text:p>
          </table:table-cell>
          <table:table-cell table:style-name="ce7" office:value-type="float" office:value="2017.81" calcext:value-type="float">
            <text:p>2 017,81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Impression d'avis aux résidants - quatre lots</text:p>
          </table:table-cell>
          <table:table-cell table:style-name="ce7" office:value-type="float" office:value="2098.29" calcext:value-type="float">
            <text:p>2 098,29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Montage graphique de la programmation culturelle de la Maison de la culture Côte-des-Neiges</text:p>
          </table:table-cell>
          <table:table-cell table:style-name="ce7" office:value-type="float" office:value="2903.11" calcext:value-type="float">
            <text:p>2 903,11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Impression de dépliants pour la SOCENV</text:p>
          </table:table-cell>
          <table:table-cell table:style-name="ce7" office:value-type="float" office:value="3251.33" calcext:value-type="float">
            <text:p>3 251,33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Parc Loyola : affiches pour la division des sports et des loisirs</text:p>
          </table:table-cell>
          <table:table-cell table:style-name="ce7" office:value-type="float" office:value="3673.45" calcext:value-type="float">
            <text:p>3 673,45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Impression d'avis aux résidants - Directions des travaux publics – Voirie</text:p>
          </table:table-cell>
          <table:table-cell table:style-name="ce7" office:value-type="float" office:value="4018.37" calcext:value-type="float">
            <text:p>4 018,37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Programmation estivale pour la bibliothèque Benny</text:p>
          </table:table-cell>
          <table:table-cell table:style-name="ce7" office:value-type="float" office:value="5866.01" calcext:value-type="float">
            <text:p>5 866,01</text:p>
          </table:table-cell>
          <table:table-cell table:number-columns-repeated="253"/>
        </table:table-row>
        <table:table-row table:style-name="ro2">
          <table:table-cell table:number-columns-repeated="2"/>
          <table:table-cell office:value-type="string" calcext:value-type="string">
            <text:p>Conception du carton d'information pour le nouvel horaire de la collecte des ordures ménagères </text:p>
          </table:table-cell>
          <table:table-cell table:style-name="ce7" office:value-type="float" office:value="6859" calcext:value-type="float">
            <text:p>6 859,0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Divers contrats graphiques, particulièrement celui de la campagne du budget participatif</text:p>
          </table:table-cell>
          <table:table-cell table:style-name="ce7" office:value-type="float" office:value="6898.5" calcext:value-type="float">
            <text:p>6 898,5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BOUTY INC.</text:p>
          </table:table-cell>
          <table:table-cell office:value-type="string" calcext:value-type="string">
            <text:p>Entente 1013950</text:p>
          </table:table-cell>
          <table:table-cell office:value-type="string" calcext:value-type="string">
            <text:p>Fauteuils ergonomiques type 2 VTM3-SSE-99-N2-7N-GA14</text:p>
          </table:table-cell>
          <table:table-cell table:style-name="ce7" office:value-type="float" office:value="2355.48" calcext:value-type="float">
            <text:p>2 355,48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Chaises de bureau – DCSLDS</text:p>
          </table:table-cell>
          <table:table-cell table:style-name="ce7" office:value-type="float" office:value="2640.36" calcext:value-type="float">
            <text:p>2 640,36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Mobilier pour l’accueil de la Maison de la culture Côte-des-Neiges</text:p>
          </table:table-cell>
          <table:table-cell table:style-name="ce7" office:value-type="float" office:value="8926.75" calcext:value-type="float">
            <text:p>8 926,75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Chaises de bureau - Modèle Vario pour le Centre communautaire de Côte-des-Neiges</text:p>
          </table:table-cell>
          <table:table-cell table:style-name="ce7" office:value-type="float" office:value="75458.67" calcext:value-type="float">
            <text:p>75 458,67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C.M.S. ENTREPRENEURS GÉNÉRAUX INC.</text:p>
          </table:table-cell>
          <table:table-cell office:value-type="string" calcext:value-type="string">
            <text:p>Entente 1289312</text:p>
          </table:table-cell>
          <table:table-cell office:value-type="string" calcext:value-type="string">
            <text:p>Déblaiement du 14-15 janvier 2018</text:p>
          </table:table-cell>
          <table:table-cell table:style-name="ce7" office:value-type="float" office:value="2773.19" calcext:value-type="float">
            <text:p>2 773,19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Déblaiement du 7 au 9 janvier 2018</text:p>
          </table:table-cell>
          <table:table-cell table:style-name="ce7" office:value-type="float" office:value="4658.21" calcext:value-type="float">
            <text:p>4 658,21</text:p>
          </table:table-cell>
          <table:table-cell table:number-columns-repeated="253"/>
        </table:table-row>
        <table:table-row table:style-name="ro3">
          <table:table-cell/>
          <table:table-cell table:style-name="ce5" office:value-type="string" calcext:value-type="string">
            <text:p>Entente 1289312</text:p>
            <text:p>Entente 1289334</text:p>
          </table:table-cell>
          <table:table-cell table:style-name="ce6" office:value-type="string" calcext:value-type="string">
            <text:p>Déblaiement de trottoirs et épandage d’agrégat sur les trottoirs pour la saison 2018-2019</text:p>
          </table:table-cell>
          <table:table-cell table:style-name="ce8" office:value-type="float" office:value="24999" calcext:value-type="float">
            <text:p>24 999,00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ntente 1289876</text:p>
          </table:table-cell>
          <table:table-cell office:value-type="string" calcext:value-type="string">
            <text:p>Déneigement et épandage - avril 2018</text:p>
          </table:table-cell>
          <table:table-cell table:style-name="ce7" office:value-type="float" office:value="50338.38" calcext:value-type="float">
            <text:p>50 338,38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6" office:value-type="string" calcext:value-type="string">
            <text:p>Projet Le Triangle : raccordement de la conduite d'égout sous la rue Jean-Talon au réseau de l’avenue Victoria et de la rue Buchan</text:p>
          </table:table-cell>
          <table:table-cell table:style-name="ce8" office:value-type="float" office:value="360987.37" calcext:value-type="float">
            <text:p>360 987,37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6" office:value-type="string" calcext:value-type="string">
            <text:p>Bouclage de la conduite d'aqueduc de la rue Buchan à celle de l’avenue Victoria</text:p>
          </table:table-cell>
          <table:table-cell table:style-name="ce8" office:value-type="float" office:value="68953.18" calcext:value-type="float">
            <text:p>68 953,18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CAFÉTÉRIA COMMUNAUTAIRE MULTICAF</text:p>
          </table:table-cell>
          <table:table-cell/>
          <table:table-cell table:style-name="ce6" office:value-type="string" calcext:value-type="string">
            <text:p>Contribution financière : bonifier le portrait de l’itinérance et l’instabilité résidentielle dans le quartier de Côte-des-Neiges</text:p>
          </table:table-cell>
          <table:table-cell table:style-name="ce8" office:value-type="float" office:value="25000" calcext:value-type="float">
            <text:p>25 000,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CARDIN JULIEN INC. </text:p>
          </table:table-cell>
          <table:table-cell/>
          <table:table-cell table:style-name="ce6" office:value-type="string" calcext:value-type="string">
            <text:p>Secteur Le Triangle : honoraires professionnels supplémentaires pour l'aménagement du parc</text:p>
          </table:table-cell>
          <table:table-cell table:style-name="ce8" office:value-type="float" office:value="116048.34" calcext:value-type="float">
            <text:p>116 048,34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6" office:value-type="string" calcext:value-type="string">
            <text:p>Parc de la Savane : honoraires professionnels supplémentaires pour l'aménagement du parc</text:p>
          </table:table-cell>
          <table:table-cell table:style-name="ce8" office:value-type="float" office:value="45049.45" calcext:value-type="float">
            <text:p>45 049,45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6" office:value-type="string" calcext:value-type="string">
            <text:p>Secteur Le Triangle : honoraires professionnels supplémentaires pour l'aménagement d'une traverse linéaire</text:p>
          </table:table-cell>
          <table:table-cell table:style-name="ce8" office:value-type="float" office:value="31004.78" calcext:value-type="float">
            <text:p>31 004,78</text:p>
          </table:table-cell>
          <table:table-cell table:number-columns-repeated="253"/>
        </table:table-row>
        <table:table-row table:style-name="ro3">
          <table:table-cell office:value-type="string" calcext:value-type="string">
            <text:p>CARGILL SEL SÉCURITÉ ROUTIÈRE</text:p>
          </table:table-cell>
          <table:table-cell table:style-name="ce5" office:value-type="string" calcext:value-type="string">
            <text:p>Entente 1303278</text:p>
            <text:p>Entente 1303293</text:p>
          </table:table-cell>
          <table:table-cell table:style-name="ce6" office:value-type="string" calcext:value-type="string">
            <text:p>Fourniture de sel de déglaçage des chaussées pour la saison 2018-2019 se terminant le 30 avril 2019</text:p>
          </table:table-cell>
          <table:table-cell table:style-name="ce8" office:value-type="float" office:value="439959.88" calcext:value-type="float">
            <text:p>439 959,88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CARREFOUR JEUNESSE EMPLOI DE CÔTE-DES-NEIGES (CJECDN)</text:p>
          </table:table-cell>
          <table:table-cell/>
          <table:table-cell office:value-type="string" calcext:value-type="string">
            <text:p>Contribution financière : coordination de la Table jeunesse</text:p>
          </table:table-cell>
          <table:table-cell table:style-name="ce7" office:value-type="float" office:value="2500" calcext:value-type="float">
            <text:p>2 500,0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Activités liées à la concertation et au soutien en développement social local 2018-2019</text:p>
          </table:table-cell>
          <table:table-cell table:style-name="ce7" office:value-type="float" office:value="7500" calcext:value-type="float">
            <text:p>7 500,00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6" office:value-type="string" calcext:value-type="string">
            <text:p>Service de plantations pour l'année 2018</text:p>
          </table:table-cell>
          <table:table-cell table:style-name="ce8" office:value-type="float" office:value="15000" calcext:value-type="float">
            <text:p>15 000,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CENTRE COMMUNAUTAIRE DE LOISIR DE LA CÔTE-DES-NEIGES</text:p>
          </table:table-cell>
          <table:table-cell/>
          <table:table-cell office:value-type="string" calcext:value-type="string">
            <text:p>Remboursement de frais de relocalisation des bureaux et des frais de téléphonie liés au chantier en cours</text:p>
          </table:table-cell>
          <table:table-cell table:style-name="ce7" office:value-type="float" office:value="2337.93" calcext:value-type="float">
            <text:p>2 337,93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Contribution financière : programme d'accompagnement en loisir de l'île de Montréal (PALÎM) 2018</text:p>
          </table:table-cell>
          <table:table-cell table:style-name="ce7" office:value-type="float" office:value="3015.79" calcext:value-type="float">
            <text:p>3 015,79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Contribution financière : projet « Pour bien animer 2018 »</text:p>
          </table:table-cell>
          <table:table-cell table:style-name="ce7" office:value-type="float" office:value="4250" calcext:value-type="float">
            <text:p>4 250,0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Camp de jour : remboursement de frais de location pour une salle supplémentaire en remplacement de l'école Notre-Dame-des-Neiges</text:p>
          </table:table-cell>
          <table:table-cell table:style-name="ce7" office:value-type="float" office:value="5700" calcext:value-type="float">
            <text:p>5 700,0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Contribution financière : camp de jour CCL régulier 2018</text:p>
          </table:table-cell>
          <table:table-cell table:style-name="ce7" office:value-type="float" office:value="25000" calcext:value-type="float">
            <text:p>25 000,0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Contribution financière : activités de loisirs 2018</text:p>
          </table:table-cell>
          <table:table-cell table:style-name="ce7" office:value-type="float" office:value="211744" calcext:value-type="float">
            <text:p>211 744,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CENTRE COMMUNAUTAIRE MOUNTAIN SIGHTS</text:p>
          </table:table-cell>
          <table:table-cell/>
          <table:table-cell office:value-type="string" calcext:value-type="string">
            <text:p>Remboursement des frais d'entreposage à U-Haul pour la période du 30 octobre 2018 au 30 novembre 2019</text:p>
          </table:table-cell>
          <table:table-cell table:style-name="ce7" office:value-type="float" office:value="2320" calcext:value-type="float">
            <text:p>2 320,0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Remboursement des frais de location d'une salle à l'église Croate pour la période du 24 septembre 2018 au 6 juin 2019 pour les activités après l'école</text:p>
          </table:table-cell>
          <table:table-cell table:style-name="ce7" office:value-type="float" office:value="7680" calcext:value-type="float">
            <text:p>7 680,00</text:p>
          </table:table-cell>
          <table:table-cell table:number-columns-repeated="253"/>
        </table:table-row>
        <table:table-row table:style-name="ro2">
          <table:table-cell table:number-columns-repeated="2"/>
          <table:table-cell office:value-type="string" calcext:value-type="string">
            <text:p>Contribution financière : Camp de jour Mountain Sights 2018</text:p>
          </table:table-cell>
          <table:table-cell table:style-name="ce7" office:value-type="float" office:value="20000" calcext:value-type="float">
            <text:p>20 000,0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Contribution financière : activités de loisirs 2018</text:p>
          </table:table-cell>
          <table:table-cell table:style-name="ce7" office:value-type="float" office:value="121700" calcext:value-type="float">
            <text:p>121 700,0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Contribution financière : entente 2018-2021 pour l’accueil et l’intégration des immigrants (Ville de </text:p>
          </table:table-cell>
          <table:table-cell table:style-name="ce7" office:value-type="float" office:value="9000" calcext:value-type="float">
            <text:p>9 000,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CENTRE DE RESSOURCES COMMUNAUTAIRES CÔTE-DES-NEIGES</text:p>
          </table:table-cell>
          <table:table-cell/>
          <table:table-cell office:value-type="string" calcext:value-type="string">
            <text:p>Contribution financière : gestion de centre 2018</text:p>
          </table:table-cell>
          <table:table-cell table:style-name="ce7" office:value-type="float" office:value="140000" calcext:value-type="float">
            <text:p>140 000,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CLÔTURE SECUR</text:p>
          </table:table-cell>
          <table:table-cell/>
          <table:table-cell office:value-type="string" calcext:value-type="string">
            <text:p>Réparation de la clôture au 2140 avenue Madison</text:p>
          </table:table-cell>
          <table:table-cell table:style-name="ce7" office:value-type="float" office:value="6582.32" calcext:value-type="float">
            <text:p>6 582,32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6" office:value-type="string" calcext:value-type="string">
            <text:p>Fourniture de matériaux et de main-d'oeuvre pour la réparation de la passerelle aérienne (boul. Grand au sud du boul. de Maisonneuve Ouest)</text:p>
          </table:table-cell>
          <table:table-cell table:style-name="ce8" office:value-type="float" office:value="11497.5" calcext:value-type="float">
            <text:p>11 497,50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6" office:value-type="string" calcext:value-type="string">
            <text:p>Parc Loyola : installation de clôtures sur le terrain de baseball no 1</text:p>
          </table:table-cell>
          <table:table-cell table:style-name="ce8" office:value-type="float" office:value="14506.97" calcext:value-type="float">
            <text:p>14 506,97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CLUB DE PLEIN AIR NDG</text:p>
          </table:table-cell>
          <table:table-cell/>
          <table:table-cell office:value-type="string" calcext:value-type="string">
            <text:p>Contribution financière : activités de loisirs 2018</text:p>
          </table:table-cell>
          <table:table-cell table:style-name="ce7" office:value-type="float" office:value="42000" calcext:value-type="float">
            <text:p>42 000,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COMITÉ JEUNESSE DE NOTRE-DAME-DE-GRÂCE</text:p>
          </table:table-cell>
          <table:table-cell/>
          <table:table-cell office:value-type="string" calcext:value-type="string">
            <text:p>Contribution financière : ajustement 2018</text:p>
          </table:table-cell>
          <table:table-cell table:style-name="ce7" office:value-type="float" office:value="4740.72" calcext:value-type="float">
            <text:p>4 740,72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Contribution financière : Camp de jour Saint-Raymond 2018</text:p>
          </table:table-cell>
          <table:table-cell table:style-name="ce7" office:value-type="float" office:value="13258.05" calcext:value-type="float">
            <text:p>13 258,05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Contribution financière : Camp de jour Walkley</text:p>
          </table:table-cell>
          <table:table-cell table:style-name="ce7" office:value-type="float" office:value="20000" calcext:value-type="float">
            <text:p>20 000,0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Contribution financière : Camp de jour NDG 2018</text:p>
          </table:table-cell>
          <table:table-cell table:style-name="ce7" office:value-type="float" office:value="57172.06" calcext:value-type="float">
            <text:p>57 172,06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Contribution financière : activités de loisirs 2018 du Centre Walkley</text:p>
          </table:table-cell>
          <table:table-cell table:style-name="ce7" office:value-type="float" office:value="58900" calcext:value-type="float">
            <text:p>58 900,0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Contribution financière : activités de loisirs du Centre Saint-Raymond</text:p>
          </table:table-cell>
          <table:table-cell table:style-name="ce7" office:value-type="float" office:value="149403" calcext:value-type="float">
            <text:p>149 403,0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Contribution financière : activités de loisirs 2018 au Manoir NDG</text:p>
          </table:table-cell>
          <table:table-cell table:style-name="ce7" office:value-type="float" office:value="333362" calcext:value-type="float">
            <text:p>333 362,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COMMISSION SCOLAIRE DE MONTRÉAL (CSDM)</text:p>
          </table:table-cell>
          <table:table-cell/>
          <table:table-cell office:value-type="string" calcext:value-type="string">
            <text:p>Contribution financière : réalisation des projets de médiation culturelle pour les ateliers de danse et de musique en milieu scolaire « 26 lettres à danser » et « Une Ouïe inouïe »</text:p>
          </table:table-cell>
          <table:table-cell table:style-name="ce7" office:value-type="float" office:value="10000" calcext:value-type="float">
            <text:p>10 000,0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Location d'écoles : octobre, novembre et décembre 2017</text:p>
          </table:table-cell>
          <table:table-cell table:style-name="ce7" office:value-type="float" office:value="13722.31" calcext:value-type="float">
            <text:p>13 722,31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6" office:value-type="string" calcext:value-type="string">
            <text:p>Location d'écoles : année 2018</text:p>
          </table:table-cell>
          <table:table-cell table:style-name="ce8" office:value-type="float" office:value="55188" calcext:value-type="float">
            <text:p>55 188,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CONSEIL COMMUNAUTAIRE NOTRE-DAME-DE-GRÂCE INC.</text:p>
          </table:table-cell>
          <table:table-cell/>
          <table:table-cell office:value-type="string" calcext:value-type="string">
            <text:p>Contribution financière : activité Ruche d'art « Pop art » dans les parcs Georges-Saint-Pierre et Notre-Dame-de-Grâce</text:p>
          </table:table-cell>
          <table:table-cell table:style-name="ce7" office:value-type="float" office:value="3000" calcext:value-type="float">
            <text:p>3 000,00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6" office:value-type="string" calcext:value-type="string">
            <text:p>Contribution financière : création d'une murale sur la façade ouest du bâtiment privé situé au 5770, chemin Upper-Lachine</text:p>
          </table:table-cell>
          <table:table-cell table:style-name="ce8" office:value-type="float" office:value="7000" calcext:value-type="float">
            <text:p>7 000,0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Contribution financière : projet « Bien planifier pour mieux intervenir »</text:p>
          </table:table-cell>
          <table:table-cell table:style-name="ce7" office:value-type="float" office:value="10625" calcext:value-type="float">
            <text:p>10 625,0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Initiative montréalaise de soutien au développement social local </text:p>
          </table:table-cell>
          <table:table-cell table:style-name="ce7" office:value-type="float" office:value="16600" calcext:value-type="float">
            <text:p>16 600,0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Contribution financière : activités liées à la concertation et au soutien en développement social local 2018-2019</text:p>
          </table:table-cell>
          <table:table-cell table:style-name="ce7" office:value-type="float" office:value="31875" calcext:value-type="float">
            <text:p>31 875,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CONSTRUCTION EMCON INC.</text:p>
          </table:table-cell>
          <table:table-cell/>
          <table:table-cell table:style-name="ce6" office:value-type="string" calcext:value-type="string">
            <text:p>Parc Le Triangle : construction d’un chalet et aménagement d’un nouveau parc dans le secteur Le Triangle</text:p>
          </table:table-cell>
          <table:table-cell table:style-name="ce8" office:value-type="float" office:value="6082728.87" calcext:value-type="float">
            <text:p>6 082 728,87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CONSTRUCTION ENCORE LTÉE</text:p>
          </table:table-cell>
          <table:table-cell/>
          <table:table-cell office:value-type="string" calcext:value-type="string">
            <text:p>Centre communautaire NDG : travaux pour la modification et l'ajout de prises électriques et travaux connexes</text:p>
          </table:table-cell>
          <table:table-cell table:style-name="ce7" office:value-type="float" office:value="25329.7" calcext:value-type="float">
            <text:p>25 329,70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6" office:value-type="string" calcext:value-type="string">
            <text:p>Centre Saint-Raymond : réaménagement du hall d'entrée</text:p>
          </table:table-cell>
          <table:table-cell table:style-name="ce8" office:value-type="float" office:value="27270.63" calcext:value-type="float">
            <text:p>27 270,63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CONSTRUCTION GENFOR LTÉE</text:p>
          </table:table-cell>
          <table:table-cell/>
          <table:table-cell office:value-type="string" calcext:value-type="string">
            <text:p>Parc de la Savane : frais de compensation pour l'annulation du projet : 903338 Parc de la Savane (GDD 2184921004)</text:p>
          </table:table-cell>
          <table:table-cell table:style-name="ce7" office:value-type="float" office:value="5000" calcext:value-type="float">
            <text:p>5 000,00</text:p>
          </table:table-cell>
          <table:table-cell table:number-columns-repeated="253"/>
        </table:table-row>
        <table:table-row table:style-name="ro1">
          <table:table-cell/>
          <table:table-cell table:style-name="ce4"/>
          <table:table-cell table:style-name="ce6" office:value-type="string" calcext:value-type="string">
            <text:p>Chalet du parc de la Savane : contrat pour le réaménagement et l'agrandissement du chalet</text:p>
          </table:table-cell>
          <table:table-cell table:style-name="ce8" office:value-type="float" office:value="2390330.24" calcext:value-type="float">
            <text:p>2 390 330,24</text:p>
          </table:table-cell>
          <table:table-cell table:number-columns-repeated="253"/>
        </table:table-row>
        <table:table-row table:style-name="ro1">
          <table:table-cell table:style-name="ce4" table:number-columns-repeated="2"/>
          <table:table-cell table:style-name="ce6" office:value-type="string" calcext:value-type="string">
            <text:p>Parc de la Savane : aménagement d'un jardin communautaire avec cabanon de service</text:p>
          </table:table-cell>
          <table:table-cell table:style-name="ce8" office:value-type="float" office:value="295062.37" calcext:value-type="float">
            <text:p>295 062,37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CONSTRUCTION MORIVAL LTÉE</text:p>
          </table:table-cell>
          <table:table-cell table:style-name="ce4"/>
          <table:table-cell table:style-name="ce6" office:value-type="string" calcext:value-type="string">
            <text:p>Cour de voirie Darlington : contrat de travaux de réhabilitation</text:p>
          </table:table-cell>
          <table:table-cell table:style-name="ce8" office:value-type="float" office:value="1378668.39" calcext:value-type="float">
            <text:p>1 378 668,39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CONSTRUCTION TRO-MAP INC. </text:p>
          </table:table-cell>
          <table:table-cell/>
          <table:table-cell table:style-name="ce6" office:value-type="string" calcext:value-type="string">
            <text:p>Contrat de réfections mineures de trottoirs et d'utilités publiques (RMTUP)</text:p>
          </table:table-cell>
          <table:table-cell table:style-name="ce8" office:value-type="float" office:value="692942.82" calcext:value-type="float">
            <text:p>692 942,82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CONSTRUCTIONS DGAV INC.</text:p>
          </table:table-cell>
          <table:table-cell/>
          <table:table-cell table:style-name="ce6" office:value-type="string" calcext:value-type="string">
            <text:p>Aréna Doug-Harvey : contrat de travaux d'amélioration des blocs sanitaires, des vestiaires et du corridor</text:p>
          </table:table-cell>
          <table:table-cell table:style-name="ce8" office:value-type="float" office:value="173738.72" calcext:value-type="float">
            <text:p>173 738,72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6" office:value-type="string" calcext:value-type="string">
            <text:p>Centre sportif CDN : contrat de travaux de réfection du hall d’entrée et réparation partielle du mur extérieur</text:p>
          </table:table-cell>
          <table:table-cell table:style-name="ce8" office:value-type="float" office:value="289600.24" calcext:value-type="float">
            <text:p>289 600,24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COOPÉRATIVE DE L’UNIVERSITÉ LAVAL</text:p>
          </table:table-cell>
          <table:table-cell office:value-type="string" calcext:value-type="string">
            <text:p>Entente 1163361</text:p>
          </table:table-cell>
          <table:table-cell office:value-type="string" calcext:value-type="string">
            <text:p>Divers achats de produits Apple pour la DCSLDS</text:p>
          </table:table-cell>
          <table:table-cell table:style-name="ce7" office:value-type="float" office:value="25562.3" calcext:value-type="float">
            <text:p>25 562,3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CORPORATION DE DÉVELOPPEMENT <text:s/>COMMUNAUTAIRE DE CÔTE-DES-NEIGES</text:p>
          </table:table-cell>
          <table:table-cell/>
          <table:table-cell office:value-type="string" calcext:value-type="string">
            <text:p>Contribution financière : organisation du festival « L'Hiver en fête à Côte-des-Neiges, 10e édition » </text:p>
          </table:table-cell>
          <table:table-cell table:style-name="ce7" office:value-type="float" office:value="3000" calcext:value-type="float">
            <text:p>3 000,0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Contribution financière : concertation en développement social</text:p>
          </table:table-cell>
          <table:table-cell table:style-name="ce7" office:value-type="float" office:value="10625" calcext:value-type="float">
            <text:p>10 625,0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Contribution financière : entente de partenariat pour l'Initiative montréalaise de soutien au développement social local </text:p>
          </table:table-cell>
          <table:table-cell table:style-name="ce7" office:value-type="float" office:value="16600" calcext:value-type="float">
            <text:p>16 600,0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Contribution financière : activités liées à la concertation et au soutien en développement social local 2018-2019</text:p>
          </table:table-cell>
          <table:table-cell table:style-name="ce7" office:value-type="float" office:value="31875" calcext:value-type="float">
            <text:p>31 875,00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6" office:value-type="string" calcext:value-type="string">
            <text:p>Contribution financière : maintien de l'intervention communautaire de la CDC en matière de logement pour une durée d'un an</text:p>
          </table:table-cell>
          <table:table-cell table:style-name="ce8" office:value-type="float" office:value="55000" calcext:value-type="float">
            <text:p>55 000,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CPE NOTRE-DAME-DE-GRÂCE</text:p>
          </table:table-cell>
          <table:table-cell/>
          <table:table-cell office:value-type="string" calcext:value-type="string">
            <text:p>Contribution financière : payée par contribution aux fins de parcs</text:p>
          </table:table-cell>
          <table:table-cell table:style-name="ce7" office:value-type="float" office:value="45298.2" calcext:value-type="float">
            <text:p>45 298,2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CREUSAGE RL</text:p>
          </table:table-cell>
          <table:table-cell table:style-name="ce4"/>
          <table:table-cell office:value-type="string" calcext:value-type="string">
            <text:p>Contrat d'excavation pneumatique </text:p>
          </table:table-cell>
          <table:table-cell table:style-name="ce7" office:value-type="float" office:value="92675.59" calcext:value-type="float">
            <text:p>92 675,59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EMIX AGRÉGAT</text:p>
          </table:table-cell>
          <table:table-cell office:value-type="string" calcext:value-type="string">
            <text:p>Entente 1206460</text:p>
          </table:table-cell>
          <table:table-cell table:style-name="ce6" office:value-type="string" calcext:value-type="string">
            <text:p>Fourniture d'abrasifs d'hiver saison 2018-2019</text:p>
          </table:table-cell>
          <table:table-cell table:style-name="ce8" office:value-type="float" office:value="21618.29" calcext:value-type="float">
            <text:p>21 618,29</text:p>
          </table:table-cell>
          <table:table-cell table:number-columns-repeated="253"/>
        </table:table-row>
        <table:table-row table:style-name="ro1">
          <table:table-cell table:style-name="ce4" table:number-columns-repeated="2"/>
          <table:table-cell office:value-type="string" calcext:value-type="string">
            <text:p>Fourniture d'abrasif (90 % granulat et 10 % chlorure de sodium) saison 2017-2018</text:p>
          </table:table-cell>
          <table:table-cell table:style-name="ce7" office:value-type="float" office:value="64003.21" calcext:value-type="float">
            <text:p>64 003,21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ÉPÔT ALIMENTAIRE NDG</text:p>
          </table:table-cell>
          <table:table-cell/>
          <table:table-cell office:value-type="string" calcext:value-type="string">
            <text:p>Contribution financière : gestion des inscriptions et renouvellement de trois jardins communautaires de NDG</text:p>
          </table:table-cell>
          <table:table-cell table:style-name="ce7" office:value-type="float" office:value="5000" calcext:value-type="float">
            <text:p>5 000,0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Contribution financière : gestion et animation horticole des trois jardins communautaires de NDG </text:p>
          </table:table-cell>
          <table:table-cell table:style-name="ce7" office:value-type="float" office:value="20250" calcext:value-type="float">
            <text:p>20 250,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ÉVELOTECH INC.</text:p>
          </table:table-cell>
          <table:table-cell/>
          <table:table-cell office:value-type="string" calcext:value-type="string">
            <text:p>Installation des balises Ped-Zone</text:p>
          </table:table-cell>
          <table:table-cell table:style-name="ce7" office:value-type="float" office:value="4426.54" calcext:value-type="float">
            <text:p>4 426,54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6" office:value-type="string" calcext:value-type="string">
            <text:p>Installation de balises centrales pour l’apaisement de la circulation</text:p>
          </table:table-cell>
          <table:table-cell table:style-name="ce8" office:value-type="float" office:value="20695.5" calcext:value-type="float">
            <text:p>20 695,5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UOSON MULTIMÉDIA INC.</text:p>
          </table:table-cell>
          <table:table-cell/>
          <table:table-cell office:value-type="string" calcext:value-type="string">
            <text:p>Location d'équipements pour les séances du conseil</text:p>
          </table:table-cell>
          <table:table-cell table:style-name="ce7" office:value-type="float" office:value="38509.16" calcext:value-type="float">
            <text:p>38 509,16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ÉMONDAGE PLUS INC.</text:p>
          </table:table-cell>
          <table:table-cell/>
          <table:table-cell table:style-name="ce6" office:value-type="string" calcext:value-type="string">
            <text:p>Contrat de travaux d'essouchement incluant tous les frais accessoires</text:p>
          </table:table-cell>
          <table:table-cell table:style-name="ce8" office:value-type="float" office:value="109081.38" calcext:value-type="float">
            <text:p>109 081,38</text:p>
          </table:table-cell>
          <table:table-cell table:number-columns-repeated="253"/>
        </table:table-row>
        <table:table-row table:style-name="ro3">
          <table:table-cell office:value-type="string" calcext:value-type="string">
            <text:p>ENGLOBE CORP.</text:p>
          </table:table-cell>
          <table:table-cell table:style-name="ce5" office:value-type="string" calcext:value-type="string">
            <text:p>Entente 1285081</text:p>
            <text:p>Entente 1285089</text:p>
          </table:table-cell>
          <table:table-cell office:value-type="string" calcext:value-type="string">
            <text:p>Contrat annuel de dispositions des sols contaminés</text:p>
          </table:table-cell>
          <table:table-cell table:style-name="ce7" office:value-type="float" office:value="69904.79" calcext:value-type="float">
            <text:p>69 904,79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NTREPRISE T.R.A. (2011) INC.</text:p>
          </table:table-cell>
          <table:table-cell/>
          <table:table-cell office:value-type="string" calcext:value-type="string">
            <text:p>Place Louis-Collin : travaux de marquage de la chaussée</text:p>
          </table:table-cell>
          <table:table-cell table:style-name="ce7" office:value-type="float" office:value="4369.04" calcext:value-type="float">
            <text:p>4 369,04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Travaux de marquage de la chaussée à l’angle des avenues de Vimy et Ekers</text:p>
          </table:table-cell>
          <table:table-cell table:style-name="ce7" office:value-type="float" office:value="7645.84" calcext:value-type="float">
            <text:p>7 645,84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Star Spectrum : travaux de marquage de la chaussée</text:p>
          </table:table-cell>
          <table:table-cell table:style-name="ce7" office:value-type="float" office:value="17246.24" calcext:value-type="float">
            <text:p>17 246,24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ICHTEN SOIFERMAN ET ASSOCIÉS ARCHITECTES</text:p>
          </table:table-cell>
          <table:table-cell/>
          <table:table-cell office:value-type="string" calcext:value-type="string">
            <text:p>Règlement de la réclamation faite par le consortium AFO en regard des services professionnels pour la construction du Centre culturel de NDG</text:p>
          </table:table-cell>
          <table:table-cell table:style-name="ce7" office:value-type="float" office:value="368232.42" calcext:value-type="float">
            <text:p>368 232,42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.G. INOX INC.</text:p>
          </table:table-cell>
          <table:table-cell/>
          <table:table-cell office:value-type="string" calcext:value-type="string">
            <text:p>Support à vélo modèle B0 4 avec ancrages. Selon l'estimé E18060</text:p>
          </table:table-cell>
          <table:table-cell table:style-name="ce7" office:value-type="float" office:value="34136.08" calcext:value-type="float">
            <text:p>34 136,08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ESTION ENVIRONNEMENTALE T. HARRIS</text:p>
          </table:table-cell>
          <table:table-cell/>
          <table:table-cell table:style-name="ce6" office:value-type="string" calcext:value-type="string">
            <text:p>Centre communautaire NDG : réaménagement des bureaux, caractérisation et contrôle de l'amiante, du plomb dans le bâtiment</text:p>
          </table:table-cell>
          <table:table-cell table:style-name="ce8" office:value-type="float" office:value="6553.58" calcext:value-type="float">
            <text:p>6 553,58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6" office:value-type="string" calcext:value-type="string">
            <text:p>Le Manoir : réaménagement des bureaux - caractérisation et contrôle de l'amiante et du plomb dans le bâtiment</text:p>
          </table:table-cell>
          <table:table-cell table:style-name="ce8" office:value-type="float" office:value="6841.02" calcext:value-type="float">
            <text:p>6 841,02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6" office:value-type="string" calcext:value-type="string">
            <text:p>Le Manoir : rénovation du gymnase et dojo - contrôle de l'amiante, du plomb et des moisissures </text:p>
          </table:table-cell>
          <table:table-cell table:style-name="ce8" office:value-type="float" office:value="20120.63" calcext:value-type="float">
            <text:p>20 120,63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GHD CONSULTANTS LTÉE</text:p>
          </table:table-cell>
          <table:table-cell office:value-type="string" calcext:value-type="string">
            <text:p>Entente 1207002</text:p>
          </table:table-cell>
          <table:table-cell table:style-name="ce6" office:value-type="string" calcext:value-type="string">
            <text:p>Cour de voirie Darlington : échantillonnage environnemental</text:p>
          </table:table-cell>
          <table:table-cell table:style-name="ce8" office:value-type="float" office:value="3087.07" calcext:value-type="float">
            <text:p>3 087,07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6" office:value-type="string" calcext:value-type="string">
            <text:p>Parc McDonald : transformation de la pataugeoire existante du parc en jeux d'eau et aménagement paysager - contrôle qualitatif des matériaux</text:p>
          </table:table-cell>
          <table:table-cell table:style-name="ce8" office:value-type="float" office:value="8523.9" calcext:value-type="float">
            <text:p>8 523,9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HD CONSULTANTS LTÉE</text:p>
          </table:table-cell>
          <table:table-cell office:value-type="string" calcext:value-type="string">
            <text:p>Entente 1207002</text:p>
          </table:table-cell>
          <table:table-cell table:style-name="ce6" office:value-type="string" calcext:value-type="string">
            <text:p>Ruelles 2018 CDN-NDG : contrôle qualitatif des matériaux</text:p>
          </table:table-cell>
          <table:table-cell table:style-name="ce8" office:value-type="float" office:value="14973.25" calcext:value-type="float">
            <text:p>14 973,25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ntente 1285118</text:p>
          </table:table-cell>
          <table:table-cell table:style-name="ce6" office:value-type="string" calcext:value-type="string">
            <text:p>Parc Loyola : inspection et contrôle des travaux de construction (services professionnels)</text:p>
          </table:table-cell>
          <table:table-cell table:style-name="ce8" office:value-type="float" office:value="15176.7" calcext:value-type="float">
            <text:p>15 176,70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ntente 1285133</text:p>
          </table:table-cell>
          <table:table-cell table:style-name="ce6" office:value-type="string" calcext:value-type="string">
            <text:p>Cour de voirie Darlington : contrôle qualitatif des matériaux pour la réhabilitation de la cour</text:p>
          </table:table-cell>
          <table:table-cell table:style-name="ce8" office:value-type="float" office:value="29216.24" calcext:value-type="float">
            <text:p>29 216,24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R7 ARCHITECTURE INC.</text:p>
          </table:table-cell>
          <table:table-cell/>
          <table:table-cell table:style-name="ce6" office:value-type="string" calcext:value-type="string">
            <text:p>Le Manoir : projet de réaménagement des bureaux (services <text:s/>professionnels)</text:p>
          </table:table-cell>
          <table:table-cell table:style-name="ce8" office:value-type="float" office:value="242890.43" calcext:value-type="float">
            <text:p>242 890,43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ROUPE AKIFER INC.</text:p>
          </table:table-cell>
          <table:table-cell office:value-type="string" calcext:value-type="string">
            <text:p>Entente 1180914</text:p>
          </table:table-cell>
          <table:table-cell table:style-name="ce6" office:value-type="string" calcext:value-type="string">
            <text:p>Échantillonnage de sols pour 2018</text:p>
          </table:table-cell>
          <table:table-cell table:style-name="ce8" office:value-type="float" office:value="40357.35" calcext:value-type="float">
            <text:p>40 357,35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ROUPE AXINO INC.</text:p>
          </table:table-cell>
          <table:table-cell table:style-name="ce4"/>
          <table:table-cell table:style-name="ce6" office:value-type="string" calcext:value-type="string">
            <text:p>Centre communautaire et bibliothèque interculturelle CDN : travaux de réhabilitation de l'enveloppe verticale du bâtiment</text:p>
          </table:table-cell>
          <table:table-cell table:style-name="ce8" office:value-type="float" office:value="4088059.48" calcext:value-type="float">
            <text:p>4 088 059,48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ROUPE DCR</text:p>
          </table:table-cell>
          <table:table-cell table:style-name="ce4"/>
          <table:table-cell office:value-type="string" calcext:value-type="string">
            <text:p>Le Manoir : travaux de rénovation et mise aux normes du gymnase et du dojo - ouvertures exploratoires</text:p>
          </table:table-cell>
          <table:table-cell table:style-name="ce7" office:value-type="float" office:value="12647.24" calcext:value-type="float">
            <text:p>12 647,24</text:p>
          </table:table-cell>
          <table:table-cell table:number-columns-repeated="253"/>
        </table:table-row>
        <table:table-row table:style-name="ro1">
          <table:table-cell/>
          <table:table-cell table:style-name="ce4"/>
          <table:table-cell table:style-name="ce6" office:value-type="string" calcext:value-type="string">
            <text:p>Le Manoir : réaménagement de bureaux et travaux connexes</text:p>
          </table:table-cell>
          <table:table-cell table:style-name="ce8" office:value-type="float" office:value="225302.37" calcext:value-type="float">
            <text:p>225 302,37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ROUPE SANYVAN INC.</text:p>
          </table:table-cell>
          <table:table-cell table:style-name="ce4"/>
          <table:table-cell table:style-name="ce6" office:value-type="string" calcext:value-type="string">
            <text:p>Location de machinerie et de main-d'oeuvre pour des travaux de creusage en hydro-excavation</text:p>
          </table:table-cell>
          <table:table-cell table:style-name="ce8" office:value-type="float" office:value="57474" calcext:value-type="float">
            <text:p>57 474,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ROUPE SDM INC.</text:p>
          </table:table-cell>
          <table:table-cell office:value-type="string" calcext:value-type="string">
            <text:p>Entente 1318697</text:p>
          </table:table-cell>
          <table:table-cell table:style-name="ce6" office:value-type="string" calcext:value-type="string">
            <text:p>Services de dégel de conduites 2017-2018</text:p>
          </table:table-cell>
          <table:table-cell table:style-name="ce8" office:value-type="float" office:value="54914.25" calcext:value-type="float">
            <text:p>54 914,25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IGF AXIOM INC.</text:p>
          </table:table-cell>
          <table:table-cell office:value-type="string" calcext:value-type="string">
            <text:p>Entente 1209642</text:p>
          </table:table-cell>
          <table:table-cell table:style-name="ce6" office:value-type="string" calcext:value-type="string">
            <text:p>Surveillance de travaux pour l'aménagement d'un débarcadère d'autobus à l'école Herzliah</text:p>
          </table:table-cell>
          <table:table-cell table:style-name="ce8" office:value-type="float" office:value="14665.39" calcext:value-type="float">
            <text:p>14 665,39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6" office:value-type="string" calcext:value-type="string">
            <text:p>Surveillance des travaux d'infrastructures souterraines sur l'avenue de Courtrai entre les avenues de Westbury et Trans-Island dans le cadre du projet Westbury pour les Développements Armstrong</text:p>
          </table:table-cell>
          <table:table-cell table:style-name="ce8" office:value-type="float" office:value="51314.36" calcext:value-type="float">
            <text:p>51 314,36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6" office:value-type="string" calcext:value-type="string">
            <text:p>Surveillance des travaux de réhabilitation de la cour de voirie Darlington</text:p>
          </table:table-cell>
          <table:table-cell table:style-name="ce8" office:value-type="float" office:value="52964.5" calcext:value-type="float">
            <text:p>52 964,5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IMPRIMERIE F.L. WEB INC.</text:p>
          </table:table-cell>
          <table:table-cell/>
          <table:table-cell office:value-type="string" calcext:value-type="string">
            <text:p>Service d'impression - Bulletin Le Citoyen</text:p>
          </table:table-cell>
          <table:table-cell table:style-name="ce7" office:value-type="float" office:value="36230.95" calcext:value-type="float">
            <text:p>36 230,95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IRRIGLOBE INC. </text:p>
          </table:table-cell>
          <table:table-cell/>
          <table:table-cell table:style-name="ce6" office:value-type="string" calcext:value-type="string">
            <text:p>Parc Gilbert-Layton : réparation du système d'irrigation du grand terrain de soccer</text:p>
          </table:table-cell>
          <table:table-cell table:style-name="ce8" office:value-type="float" office:value="4524.27" calcext:value-type="float">
            <text:p>4 524,27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6" office:value-type="string" calcext:value-type="string">
            <text:p>Toit vert de la Bibliothèque CDN et de la Maison de la culture CDN : travaux de réfection du système d'irrigation existant</text:p>
          </table:table-cell>
          <table:table-cell table:style-name="ce8" office:value-type="float" office:value="60234.72" calcext:value-type="float">
            <text:p>60 234,72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JEUNESSE BENNY</text:p>
          </table:table-cell>
          <table:table-cell/>
          <table:table-cell office:value-type="string" calcext:value-type="string">
            <text:p>Contribution financière : soutien à la réalisation d'activités</text:p>
          </table:table-cell>
          <table:table-cell table:style-name="ce7" office:value-type="float" office:value="3000" calcext:value-type="float">
            <text:p>3 000,00</text:p>
          </table:table-cell>
          <table:table-cell table:number-columns-repeated="253"/>
        </table:table-row>
        <table:table-row table:style-name="ro1">
          <table:table-cell/>
          <table:table-cell table:style-name="ce4"/>
          <table:table-cell office:value-type="string" calcext:value-type="string">
            <text:p>Contribution financière : gestion du camp de jour 2018</text:p>
          </table:table-cell>
          <table:table-cell table:style-name="ce7" office:value-type="float" office:value="25000" calcext:value-type="float">
            <text:p>25 000,00</text:p>
          </table:table-cell>
          <table:table-cell table:number-columns-repeated="253"/>
        </table:table-row>
        <table:table-row table:style-name="ro1">
          <table:table-cell table:style-name="ce4" table:number-columns-repeated="2"/>
          <table:table-cell office:value-type="string" calcext:value-type="string">
            <text:p>Contribution financière : activités de loisir 2018</text:p>
          </table:table-cell>
          <table:table-cell table:style-name="ce7" office:value-type="float" office:value="43809" calcext:value-type="float">
            <text:p>43 809,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K+S SEL WINDSOR LTÉE</text:p>
          </table:table-cell>
          <table:table-cell office:value-type="string" calcext:value-type="string">
            <text:p>Entente 1150116</text:p>
          </table:table-cell>
          <table:table-cell office:value-type="string" calcext:value-type="string">
            <text:p>Sel de déglaçage CDN-NDG 2017-2018</text:p>
          </table:table-cell>
          <table:table-cell table:style-name="ce7" office:value-type="float" office:value="746814.33" calcext:value-type="float">
            <text:p>746 814,33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LA SEMAINE DES ARTS</text:p>
          </table:table-cell>
          <table:table-cell/>
          <table:table-cell office:value-type="string" calcext:value-type="string">
            <text:p>Contribution financière : festival « Le Mondial des monstres de Montréal », avenue de Monkland</text:p>
          </table:table-cell>
          <table:table-cell table:style-name="ce7" office:value-type="float" office:value="8000" calcext:value-type="float">
            <text:p>8 000,0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Contribution financière : festival saison 2018</text:p>
          </table:table-cell>
          <table:table-cell table:style-name="ce7" office:value-type="float" office:value="21000" calcext:value-type="float">
            <text:p>21 000,0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Décorations hivernales sur la rue Sherbrooke 2018</text:p>
          </table:table-cell>
          <table:table-cell table:style-name="ce7" office:value-type="float" office:value="25696.92" calcext:value-type="float">
            <text:p>25 696,92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Décorations hivernales sur l’avenue de Monkland 2018</text:p>
          </table:table-cell>
          <table:table-cell table:style-name="ce7" office:value-type="float" office:value="27283.56" calcext:value-type="float">
            <text:p>27 283,56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LA SOCIETÉ DE VERDISSEMENT DU MONTRÉAL MÉTROPOLITAIN</text:p>
          </table:table-cell>
          <table:table-cell/>
          <table:table-cell office:value-type="string" calcext:value-type="string">
            <text:p>Contribution financière : projet de corridor écologique et vivrier Darlington</text:p>
          </table:table-cell>
          <table:table-cell table:style-name="ce7" office:value-type="float" office:value="27000" calcext:value-type="float">
            <text:p>27 000,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LAFARGE CANADA INC.</text:p>
          </table:table-cell>
          <table:table-cell office:value-type="string" calcext:value-type="string">
            <text:p>Entente 1196643</text:p>
          </table:table-cell>
          <table:table-cell office:value-type="string" calcext:value-type="string">
            <text:p>Achat de produit de béton hors entente pour urgence sur la rue Jean-Talon</text:p>
          </table:table-cell>
          <table:table-cell table:style-name="ce7" office:value-type="float" office:value="2179.92" calcext:value-type="float">
            <text:p>2 179,92</text:p>
          </table:table-cell>
          <table:table-cell table:number-columns-repeated="253"/>
        </table:table-row>
        <table:table-row table:style-name="ro1">
          <table:table-cell table:style-name="ce4" table:number-columns-repeated="2"/>
          <table:table-cell office:value-type="string" calcext:value-type="string">
            <text:p>Achat de bloc de béton</text:p>
          </table:table-cell>
          <table:table-cell table:style-name="ce7" office:value-type="float" office:value="3449.24" calcext:value-type="float">
            <text:p>3 449,24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6" office:value-type="string" calcext:value-type="string">
            <text:p>Remblai sans retrait 2018</text:p>
          </table:table-cell>
          <table:table-cell table:style-name="ce8" office:value-type="float" office:value="8404.68" calcext:value-type="float">
            <text:p>8 404,68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ntente 1195735</text:p>
          </table:table-cell>
          <table:table-cell table:style-name="ce6" office:value-type="string" calcext:value-type="string">
            <text:p>Fourniture de pierre concassée VM-4 pour 2018</text:p>
          </table:table-cell>
          <table:table-cell table:style-name="ce8" office:value-type="float" office:value="18227.58" calcext:value-type="float">
            <text:p>18 227,58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6" office:value-type="string" calcext:value-type="string">
            <text:p>Fourniture de pierre concassée VM-2 pour 2018</text:p>
          </table:table-cell>
          <table:table-cell table:style-name="ce8" office:value-type="float" office:value="188046.4" calcext:value-type="float">
            <text:p>188 046,4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LANCO AMÉNAGEMENT INC.</text:p>
          </table:table-cell>
          <table:table-cell/>
          <table:table-cell table:style-name="ce6" office:value-type="string" calcext:value-type="string">
            <text:p>Parc Loyola : construction d'un terrain de soccer et aménagement paysager</text:p>
          </table:table-cell>
          <table:table-cell table:style-name="ce8" office:value-type="float" office:value="2698902.6" calcext:value-type="float">
            <text:p>2 698 902,6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LE DEVOIR INC.</text:p>
          </table:table-cell>
          <table:table-cell office:value-type="string" calcext:value-type="string">
            <text:p>Entente 1072498</text:p>
          </table:table-cell>
          <table:table-cell office:value-type="string" calcext:value-type="string">
            <text:p>Services de publication d'avis publics</text:p>
          </table:table-cell>
          <table:table-cell table:style-name="ce7" office:value-type="float" office:value="30365.54" calcext:value-type="float">
            <text:p>30 365,54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LES AMÉNAGEMENTS FLEURS-O-PAVÉ INC.</text:p>
          </table:table-cell>
          <table:table-cell/>
          <table:table-cell office:value-type="string" calcext:value-type="string">
            <text:p>Parc de la Confédération : travaux de réaménagement de l'aire de jeux des enfants de 2 à 5 ans et autres travaux d'accessibilité universelle</text:p>
          </table:table-cell>
          <table:table-cell table:style-name="ce7" office:value-type="float" office:value="176844.05" calcext:value-type="float">
            <text:p>176 844,05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LES CONSTRUCTIONS ARGOZY INC.</text:p>
          </table:table-cell>
          <table:table-cell/>
          <table:table-cell office:value-type="string" calcext:value-type="string">
            <text:p>Parc NDG : pavage</text:p>
          </table:table-cell>
          <table:table-cell table:style-name="ce7" office:value-type="float" office:value="12992.18" calcext:value-type="float">
            <text:p>12 992,18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Parc NDG : travaux pour la tranchée téléphonique de Bell Canada</text:p>
          </table:table-cell>
          <table:table-cell table:style-name="ce7" office:value-type="float" office:value="16574.8" calcext:value-type="float">
            <text:p>16 574,80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6" office:value-type="string" calcext:value-type="string">
            <text:p>Parc de la Confédération : travaux variés de sécurisation et d'amélioration</text:p>
          </table:table-cell>
          <table:table-cell table:style-name="ce8" office:value-type="float" office:value="24667.89" calcext:value-type="float">
            <text:p>24 667,89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LES ENTREPRISES BERTHIER INC.</text:p>
          </table:table-cell>
          <table:table-cell/>
          <table:table-cell table:style-name="ce6" office:value-type="string" calcext:value-type="string">
            <text:p>Parc McDonald : travaux de transformation de la pataugeoire en jeux d'eau et aménagement paysager</text:p>
          </table:table-cell>
          <table:table-cell table:style-name="ce8" office:value-type="float" office:value="503676.73" calcext:value-type="float">
            <text:p>503 676,73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LES ENTREPRISES CANBEC CONSTRUCTION INC.</text:p>
          </table:table-cell>
          <table:table-cell/>
          <table:table-cell table:style-name="ce6" office:value-type="string" calcext:value-type="string">
            <text:p>Travaux de réfection de pavage et de reconstruction de la chaussée sur diverses rues (PRCPR)</text:p>
          </table:table-cell>
          <table:table-cell table:style-name="ce8" office:value-type="float" office:value="1401440.88" calcext:value-type="float">
            <text:p>1 401 440,88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6" office:value-type="string" calcext:value-type="string">
            <text:p>Travaux de réfection de pavage et de reconstruction des trottoirs sur diverses rues (PRCPR)</text:p>
          </table:table-cell>
          <table:table-cell table:style-name="ce8" office:value-type="float" office:value="323346.08" calcext:value-type="float">
            <text:p>323 346,08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LES ENTREPRISES KEPASC</text:p>
          </table:table-cell>
          <table:table-cell/>
          <table:table-cell office:value-type="string" calcext:value-type="string">
            <text:p>Contrat 2018 : prolongation du contrat des travaux d'essouchement</text:p>
          </table:table-cell>
          <table:table-cell table:style-name="ce7" office:value-type="float" office:value="141114.11" calcext:value-type="float">
            <text:p>141 114,11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6" office:value-type="string" calcext:value-type="string">
            <text:p>Contrat 2018 : 2 e prolongation du contrat des travaux d'essouchement</text:p>
          </table:table-cell>
          <table:table-cell table:style-name="ce8" office:value-type="float" office:value="141161.01" calcext:value-type="float">
            <text:p>141 161,01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LES ENTREPRISES MICHAUDVILLE INC.</text:p>
          </table:table-cell>
          <table:table-cell/>
          <table:table-cell table:style-name="ce6" office:value-type="string" calcext:value-type="string">
            <text:p>Travaux de remplacement des entrées de service d'eau en plomb, de réfection de chaussées et de trottoirs de la DRE (RESEP-1-2018)</text:p>
          </table:table-cell>
          <table:table-cell table:style-name="ce8" office:value-type="float" office:value="12960000.01" calcext:value-type="float">
            <text:p>12 960 000,01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6" office:value-type="string" calcext:value-type="string">
            <text:p>Travaux de remplacement des entrées de service d'eau en plomb, de réfection de chaussées et de trottoirs de la DRE (RESEP-2-2018)</text:p>
          </table:table-cell>
          <table:table-cell table:style-name="ce8" office:value-type="float" office:value="8414999.98" calcext:value-type="float">
            <text:p>8 414 999,98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LES EXCAVATIONS DDC</text:p>
          </table:table-cell>
          <table:table-cell office:value-type="string" calcext:value-type="string">
            <text:p>Entente 1201817</text:p>
          </table:table-cell>
          <table:table-cell table:style-name="ce6" office:value-type="string" calcext:value-type="string">
            <text:p>Contrat de location de scie à béton pour 2018</text:p>
          </table:table-cell>
          <table:table-cell table:style-name="ce8" office:value-type="float" office:value="68760.79" calcext:value-type="float">
            <text:p>68 760,79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LES INDUSTRIES SIMEXCO INC.</text:p>
          </table:table-cell>
          <table:table-cell/>
          <table:table-cell table:style-name="ce6" office:value-type="string" calcext:value-type="string">
            <text:p>Contrat d'ouverture/fermeture des jeux d'eau des parcs Benny, Rosemary-Brown et NDG ainsi que la réparation des jeux d'eau pour l'été </text:p>
          </table:table-cell>
          <table:table-cell table:style-name="ce8" office:value-type="float" office:value="6978.98" calcext:value-type="float">
            <text:p>6 978,98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Parc de la Confédération : achat d'équipements de jeu accessibles dans le projet de réaménagement de l'aire de jeu</text:p>
          </table:table-cell>
          <table:table-cell table:style-name="ce7" office:value-type="float" office:value="23989.94" calcext:value-type="float">
            <text:p>23 989,94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LES INSTALLATIONS SPORTIVES AGORA INC.</text:p>
          </table:table-cell>
          <table:table-cell/>
          <table:table-cell office:value-type="string" calcext:value-type="string">
            <text:p>Centre Saint-Raymond : fourniture et installation/modification des équipements de gymnase</text:p>
          </table:table-cell>
          <table:table-cell table:style-name="ce7" office:value-type="float" office:value="2375.68" calcext:value-type="float">
            <text:p>2 375,68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Centre Trenholme : achat d'un panier de basketball</text:p>
          </table:table-cell>
          <table:table-cell table:style-name="ce7" office:value-type="float" office:value="2908.86" calcext:value-type="float">
            <text:p>2 908,86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Aréna Bill-Durnan : fourniture et installation d'une porte d'accès à la patinoire</text:p>
          </table:table-cell>
          <table:table-cell table:style-name="ce7" office:value-type="float" office:value="3179.82" calcext:value-type="float">
            <text:p>3 179,82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Centre communautaire NDG : fourniture et installation / modification des équipements de gymnase</text:p>
          </table:table-cell>
          <table:table-cell table:style-name="ce7" office:value-type="float" office:value="4585.5" calcext:value-type="float">
            <text:p>4 585,50</text:p>
          </table:table-cell>
          <table:table-cell table:number-columns-repeated="253"/>
        </table:table-row>
        <table:table-row table:style-name="ro2">
          <table:table-cell table:number-columns-repeated="2"/>
          <table:table-cell office:value-type="string" calcext:value-type="string">
            <text:p>Centre communautaire NDG : fourniture et installation / modification des équipements de basketball</text:p>
          </table:table-cell>
          <table:table-cell table:style-name="ce7" office:value-type="float" office:value="4903.69" calcext:value-type="float">
            <text:p>4 903,69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Centre communautaire Monkland : fourniture et installation / modification des équipements de gymnase</text:p>
          </table:table-cell>
          <table:table-cell table:style-name="ce7" office:value-type="float" office:value="5992.27" calcext:value-type="float">
            <text:p>5 992,27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Parc Trenholme : diverses réparations à la suite du rapport d'inspection pour les paniers de basketball</text:p>
          </table:table-cell>
          <table:table-cell table:style-name="ce7" office:value-type="float" office:value="9652.15" calcext:value-type="float">
            <text:p>9 652,15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CELO : fourniture et installation / modification des équipements de gymnase</text:p>
          </table:table-cell>
          <table:table-cell table:style-name="ce7" office:value-type="float" office:value="18649.17" calcext:value-type="float">
            <text:p>18 649,17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LES PAVAGES CEKA INC. </text:p>
          </table:table-cell>
          <table:table-cell/>
          <table:table-cell table:style-name="ce6" office:value-type="string" calcext:value-type="string">
            <text:p>Construction de dos d'âne sur divers tronçons de rues</text:p>
          </table:table-cell>
          <table:table-cell table:style-name="ce8" office:value-type="float" office:value="377692.88" calcext:value-type="float">
            <text:p>377 692,88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LES PAVAGES ULTRA INC.</text:p>
          </table:table-cell>
          <table:table-cell table:style-name="ce4"/>
          <table:table-cell office:value-type="string" calcext:value-type="string">
            <text:p>Réfection de ruelles</text:p>
          </table:table-cell>
          <table:table-cell table:style-name="ce7" office:value-type="float" office:value="357521.76" calcext:value-type="float">
            <text:p>357 521,76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LES PLANTATIONS LÉTOURNEAU (PÉPINIÈRE)</text:p>
          </table:table-cell>
          <table:table-cell/>
          <table:table-cell office:value-type="string" calcext:value-type="string">
            <text:p>Plan Canopée : plantation d'arbres pour l'automne 2018</text:p>
          </table:table-cell>
          <table:table-cell table:style-name="ce7" office:value-type="float" office:value="3770.03" calcext:value-type="float">
            <text:p>3 770,03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Achat de produits horticoles</text:p>
          </table:table-cell>
          <table:table-cell table:style-name="ce7" office:value-type="float" office:value="8973.79" calcext:value-type="float">
            <text:p>8 973,79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Plan Canopée : plantation d'arbres pour le printemps 2018</text:p>
          </table:table-cell>
          <table:table-cell table:style-name="ce7" office:value-type="float" office:value="17740.64" calcext:value-type="float">
            <text:p>17 740,64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LOCATION GUAY</text:p>
          </table:table-cell>
          <table:table-cell/>
          <table:table-cell office:value-type="string" calcext:value-type="string">
            <text:p>Location d’une mini-excavatrice John Deere modèle 35D</text:p>
          </table:table-cell>
          <table:table-cell table:style-name="ce7" office:value-type="float" office:value="9982.7" calcext:value-type="float">
            <text:p>9 982,7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Location d'une rétrocaveuse avec opérateur (Parcs)</text:p>
          </table:table-cell>
          <table:table-cell table:style-name="ce7" office:value-type="float" office:value="63727.19" calcext:value-type="float">
            <text:p>63 727,19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6" office:value-type="string" calcext:value-type="string">
            <text:p>Contrat annuel de location d'une rétrocaveuse avec opérateur (Voirie)</text:p>
          </table:table-cell>
          <table:table-cell table:style-name="ce8" office:value-type="float" office:value="122819.77" calcext:value-type="float">
            <text:p>122 819,77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LOCATION SAUVAGEAU INC.</text:p>
          </table:table-cell>
          <table:table-cell office:value-type="string" calcext:value-type="string">
            <text:p>Entente 1263855</text:p>
          </table:table-cell>
          <table:table-cell office:value-type="string" calcext:value-type="string">
            <text:p>Location de deux voitures pour la DCSLDS</text:p>
          </table:table-cell>
          <table:table-cell table:style-name="ce7" office:value-type="float" office:value="18389.57" calcext:value-type="float">
            <text:p>18 389,57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Location d'une voiture sous-compacte pour l’équipe aqueduc été 2018</text:p>
          </table:table-cell>
          <table:table-cell table:style-name="ce7" office:value-type="float" office:value="3989.64" calcext:value-type="float">
            <text:p>3 989,64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Location d'une voiture sous-compacte pour les parcs</text:p>
          </table:table-cell>
          <table:table-cell table:style-name="ce7" office:value-type="float" office:value="7181.33" calcext:value-type="float">
            <text:p>7 181,33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Location d’une voiture pour les actifs immobiliers</text:p>
          </table:table-cell>
          <table:table-cell table:style-name="ce7" office:value-type="float" office:value="7522.81" calcext:value-type="float">
            <text:p>7 522,81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Location d'un camion pour les contremaîtres de l’aqueduc de mai à novembre 2018 </text:p>
          </table:table-cell>
          <table:table-cell table:style-name="ce7" office:value-type="float" office:value="16096.5" calcext:value-type="float">
            <text:p>16 096,5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Location de cinq véhicules pour la division des études techniques - été 2018 </text:p>
          </table:table-cell>
          <table:table-cell table:style-name="ce7" office:value-type="float" office:value="27927.42" calcext:value-type="float">
            <text:p>27 927,42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LOGISACTION NOTRE-DAME-DE-GRÂCE</text:p>
          </table:table-cell>
          <table:table-cell/>
          <table:table-cell office:value-type="string" calcext:value-type="string">
            <text:p>Contribution financière</text:p>
          </table:table-cell>
          <table:table-cell table:style-name="ce7" office:value-type="float" office:value="36264.27" calcext:value-type="float">
            <text:p>36 264,27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LOISIRS SOLEIL INC.</text:p>
          </table:table-cell>
          <table:table-cell/>
          <table:table-cell office:value-type="string" calcext:value-type="string">
            <text:p>Contribution financière </text:p>
          </table:table-cell>
          <table:table-cell table:style-name="ce7" office:value-type="float" office:value="25000" calcext:value-type="float">
            <text:p>25 000,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LOISIRS SPORTIFS CÔTE-DES-NEIGES NOTRE-DAME-DE-GRÂCE</text:p>
          </table:table-cell>
          <table:table-cell/>
          <table:table-cell office:value-type="string" calcext:value-type="string">
            <text:p>Location de salle</text:p>
          </table:table-cell>
          <table:table-cell table:style-name="ce7" office:value-type="float" office:value="3435.82" calcext:value-type="float">
            <text:p>3 435,82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Plateaux sportifs Jean-de-Brébeuf : contrat de service</text:p>
          </table:table-cell>
          <table:table-cell table:style-name="ce7" office:value-type="float" office:value="4081" calcext:value-type="float">
            <text:p>4 081,0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Contribution financière : versement forfaitaire en guise de mesure de rattrapage en raison de l'inflation </text:p>
          </table:table-cell>
          <table:table-cell table:style-name="ce7" office:value-type="float" office:value="8775.85" calcext:value-type="float">
            <text:p>8 775,85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Contribution financière : camp de jour Simone-Monet 2018 </text:p>
          </table:table-cell>
          <table:table-cell table:style-name="ce7" office:value-type="float" office:value="11468.56" calcext:value-type="float">
            <text:p>11 468,56</text:p>
          </table:table-cell>
          <table:table-cell table:number-columns-repeated="253"/>
        </table:table-row>
        <table:table-row table:style-name="ro2">
          <table:table-cell table:number-columns-repeated="2"/>
          <table:table-cell office:value-type="string" calcext:value-type="string">
            <text:p>Pavillon NDG dans le parc NDG : contrat de service de surveillance de mai à décembre 2018 </text:p>
          </table:table-cell>
          <table:table-cell table:style-name="ce7" office:value-type="float" office:value="15411.76" calcext:value-type="float">
            <text:p>15 411,76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Centre sportif Trenholme : contrat de service de gestion de centre </text:p>
          </table:table-cell>
          <table:table-cell table:style-name="ce7" office:value-type="float" office:value="19374" calcext:value-type="float">
            <text:p>19 374,0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Centre Confédération : contrat de service de gestion de centre </text:p>
          </table:table-cell>
          <table:table-cell table:style-name="ce7" office:value-type="float" office:value="25540.99" calcext:value-type="float">
            <text:p>25 540,99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Pavillon NDG dans le parc NDG : contrat de service de surveillance de mai à décembre 2018 </text:p>
          </table:table-cell>
          <table:table-cell table:style-name="ce7" office:value-type="float" office:value="26805.62" calcext:value-type="float">
            <text:p>26 805,62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Centre sportif de Côte-de-Neiges : contrat de service de gestion de centre </text:p>
          </table:table-cell>
          <table:table-cell table:style-name="ce7" office:value-type="float" office:value="264649.11" calcext:value-type="float">
            <text:p>264 649,11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Contribution financière : activités de loisirs </text:p>
          </table:table-cell>
          <table:table-cell table:style-name="ce7" office:value-type="float" office:value="333037.73" calcext:value-type="float">
            <text:p>333 037,73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Centre sportif de Notre-Dame-de-Grâce : contrat de service de gestion de centre </text:p>
          </table:table-cell>
          <table:table-cell table:style-name="ce7" office:value-type="float" office:value="508718.01" calcext:value-type="float">
            <text:p>508 718,01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Contribution financière : activités de loisirs 2018 </text:p>
          </table:table-cell>
          <table:table-cell table:style-name="ce7" office:value-type="float" office:value="868984" calcext:value-type="float">
            <text:p>868 984,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MAISON DES JEUNES DE CÔTE-DES-NEIGES</text:p>
          </table:table-cell>
          <table:table-cell/>
          <table:table-cell office:value-type="string" calcext:value-type="string">
            <text:p>Contribution financière annuelle</text:p>
          </table:table-cell>
          <table:table-cell table:style-name="ce7" office:value-type="float" office:value="21800" calcext:value-type="float">
            <text:p>21 800,0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Contribution financière : activités de loisirs 2018</text:p>
          </table:table-cell>
          <table:table-cell table:style-name="ce7" office:value-type="float" office:value="28000" calcext:value-type="float">
            <text:p>28 000,0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Contribution financière : Jeunesse 2000 </text:p>
          </table:table-cell>
          <table:table-cell table:style-name="ce7" office:value-type="float" office:value="62060" calcext:value-type="float">
            <text:p>62 060,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MANOREX INC.</text:p>
          </table:table-cell>
          <table:table-cell/>
          <table:table-cell office:value-type="string" calcext:value-type="string">
            <text:p>Travaux de réparation de drains privés </text:p>
          </table:table-cell>
          <table:table-cell table:style-name="ce7" office:value-type="float" office:value="95603.44" calcext:value-type="float">
            <text:p>95 603,44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MORNEAU SHEPELL LTD.</text:p>
          </table:table-cell>
          <table:table-cell office:value-type="string" calcext:value-type="string">
            <text:p>Entente 1310883</text:p>
          </table:table-cell>
          <table:table-cell office:value-type="string" calcext:value-type="string">
            <text:p>Services professionnels pour le programme d'aide aux employés - année 2018 </text:p>
          </table:table-cell>
          <table:table-cell table:style-name="ce7" office:value-type="float" office:value="25000" calcext:value-type="float">
            <text:p>25 000,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NADEAU NADEAU BLONDIN ARCHITECTES INC.</text:p>
          </table:table-cell>
          <table:table-cell/>
          <table:table-cell office:value-type="string" calcext:value-type="string">
            <text:p>Pavillon NDG : ajustement des honoraires professionnels</text:p>
          </table:table-cell>
          <table:table-cell table:style-name="ce7" office:value-type="float" office:value="88766.48" calcext:value-type="float">
            <text:p>88 766,48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NEOLECT INC.</text:p>
          </table:table-cell>
          <table:table-cell/>
          <table:table-cell office:value-type="string" calcext:value-type="string">
            <text:p>Parc Georges-Saint-Pierre : travaux d'éclairage du terrain de basketball </text:p>
          </table:table-cell>
          <table:table-cell table:style-name="ce7" office:value-type="float" office:value="84309.1" calcext:value-type="float">
            <text:p>84 309,1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P2K MONTREAL</text:p>
          </table:table-cell>
          <table:table-cell/>
          <table:table-cell office:value-type="string" calcext:value-type="string">
            <text:p>Réparation, ajustement complet, sciage rotatif et thermorapiéçage pour les regards de puisards et le puisard </text:p>
          </table:table-cell>
          <table:table-cell table:style-name="ce7" office:value-type="float" office:value="9979.82" calcext:value-type="float">
            <text:p>9 979,82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Réparation d'un regard de puisard par thermorapiéçage </text:p>
          </table:table-cell>
          <table:table-cell table:style-name="ce7" office:value-type="float" office:value="18459.46" calcext:value-type="float">
            <text:p>18 459,46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PAVAGES MÉTROPOLITAIN INC.</text:p>
          </table:table-cell>
          <table:table-cell/>
          <table:table-cell office:value-type="string" calcext:value-type="string">
            <text:p>Pavage de la rue Van Horne entre l’avenue Victoria et la rue Lavoie à la suite d’une fuite d'eau </text:p>
          </table:table-cell>
          <table:table-cell table:style-name="ce7" office:value-type="float" office:value="18809.9" calcext:value-type="float">
            <text:p>18 809,90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6" office:value-type="string" calcext:value-type="string">
            <text:p>Contrat de travaux de revêtement bitumineux de chaussées, de réfection de trottoirs et de planage sur diverses rues </text:p>
          </table:table-cell>
          <table:table-cell table:style-name="ce8" office:value-type="float" office:value="2901192.01" calcext:value-type="float">
            <text:p>2 901 192,01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6" office:value-type="string" calcext:value-type="string">
            <text:p>Travaux de réfection de la chaussée (PRR) </text:p>
          </table:table-cell>
          <table:table-cell table:style-name="ce8" office:value-type="float" office:value="4294564.28" calcext:value-type="float">
            <text:p>4 294 564,28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6" office:value-type="string" calcext:value-type="string">
            <text:p>Travaux de réfection des trottoirs (PRR) </text:p>
          </table:table-cell>
          <table:table-cell table:style-name="ce8" office:value-type="float" office:value="1930589.58" calcext:value-type="float">
            <text:p>1 930 589,58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6" office:value-type="string" calcext:value-type="string">
            <text:p>Travaux de remplacement des entrées de service d'eau en plomb sur diverses rues (PRR) </text:p>
          </table:table-cell>
          <table:table-cell table:style-name="ce8" office:value-type="float" office:value="1144070.01" calcext:value-type="float">
            <text:p>1 144 070,01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6" office:value-type="string" calcext:value-type="string">
            <text:p>Travaux de planage et de revêtement bitumineux de chaussées, de réfection de trottoirs ainsi que de remplacement des entrées de service d'eau en plomb (PCPR de la DRE)</text:p>
          </table:table-cell>
          <table:table-cell table:style-name="ce8" office:value-type="float" office:value="5261256.67" calcext:value-type="float">
            <text:p>5 261 256,67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6" office:value-type="string" calcext:value-type="string">
            <text:p>Travaux de remplacement des entrées de service d'eau en plomb sur diverses rues (PRR) </text:p>
          </table:table-cell>
          <table:table-cell table:style-name="ce8" office:value-type="float" office:value="6303296.22" calcext:value-type="float">
            <text:p>6 303 296,22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6" office:value-type="string" calcext:value-type="string">
            <text:p>Travaux de planage, de revêtement bitumineux de chaussées et de remplacement des entrées de service d'eau en plomb (PCPR du SIVT) </text:p>
          </table:table-cell>
          <table:table-cell table:style-name="ce8" office:value-type="float" office:value="3854476.15" calcext:value-type="float">
            <text:p>3 854 476,15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6" office:value-type="string" calcext:value-type="string">
            <text:p>Travaux de planage, de revêtement bitumineux et de réfection de trottoirs ainsi que de remplacement des entrées de service d'eau en plomb (PCPR du SIVT)</text:p>
          </table:table-cell>
          <table:table-cell table:style-name="ce8" office:value-type="float" office:value="1713417.49" calcext:value-type="float">
            <text:p>1 713 417,49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PÉPINIÈRE A. MUCCI INC.</text:p>
          </table:table-cell>
          <table:table-cell office:value-type="string" calcext:value-type="string">
            <text:p>Entente 1283714</text:p>
          </table:table-cell>
          <table:table-cell table:style-name="ce6" office:value-type="string" calcext:value-type="string">
            <text:p>Achat de sable </text:p>
          </table:table-cell>
          <table:table-cell table:style-name="ce8" office:value-type="float" office:value="2446.67" calcext:value-type="float">
            <text:p>2 446,67</text:p>
          </table:table-cell>
          <table:table-cell table:number-columns-repeated="253"/>
        </table:table-row>
        <table:table-row table:style-name="ro2">
          <table:table-cell table:number-columns-repeated="2"/>
          <table:table-cell table:style-name="ce6" office:value-type="string" calcext:value-type="string">
            <text:p>Achat de mélange de terre de culture pour gazon et fosse d'arbre (no 1) et lits de plantation (no 2) - Aqueduc 2018 </text:p>
          </table:table-cell>
          <table:table-cell table:style-name="ce8" office:value-type="float" office:value="8650.03" calcext:value-type="float">
            <text:p>8 650,03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6" office:value-type="string" calcext:value-type="string">
            <text:p>Mélange de terre de culture nos 1 et 2 - Parcs 2018 </text:p>
          </table:table-cell>
          <table:table-cell table:style-name="ce8" office:value-type="float" office:value="29587.16" calcext:value-type="float">
            <text:p>29 587,16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PÉPINIÈRE ROUGEMONT ENR.</text:p>
          </table:table-cell>
          <table:table-cell/>
          <table:table-cell office:value-type="string" calcext:value-type="string">
            <text:p>Plan Canopée : achat d'arbres</text:p>
          </table:table-cell>
          <table:table-cell table:style-name="ce7" office:value-type="float" office:value="37223.15" calcext:value-type="float">
            <text:p>37 223,15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PÉPINIÈRES Y. YVON AUCLAIR ET FILS ENR.</text:p>
          </table:table-cell>
          <table:table-cell/>
          <table:table-cell office:value-type="string" calcext:value-type="string">
            <text:p>Plan Canopée : achat d'arbres</text:p>
          </table:table-cell>
          <table:table-cell table:style-name="ce7" office:value-type="float" office:value="2339.75" calcext:value-type="float">
            <text:p>2 339,75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Plan Canopée : achat d'arbres pour l'automne 2018 </text:p>
          </table:table-cell>
          <table:table-cell table:style-name="ce7" office:value-type="float" office:value="4173.6" calcext:value-type="float">
            <text:p>4 173,60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6" office:value-type="string" calcext:value-type="string">
            <text:p>Plan Canopée : achat d'arbres pour le printemps 2018 </text:p>
          </table:table-cell>
          <table:table-cell table:style-name="ce8" office:value-type="float" office:value="18919.13" calcext:value-type="float">
            <text:p>18 919,13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PRÉVENTION CÔTE-DES-NEIGES–NOTRE-DAME-DE-GRÂCE</text:p>
          </table:table-cell>
          <table:table-cell/>
          <table:table-cell office:value-type="string" calcext:value-type="string">
            <text:p>Contribution financière : ajustement 2018 </text:p>
          </table:table-cell>
          <table:table-cell table:style-name="ce7" office:value-type="float" office:value="2008.5" calcext:value-type="float">
            <text:p>2 008,50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6" office:value-type="string" calcext:value-type="string">
            <text:p>Parc Trenholme : conception et exécution des murales sur les murs du bâtiment de la pataugeoire </text:p>
          </table:table-cell>
          <table:table-cell table:style-name="ce8" office:value-type="float" office:value="4600" calcext:value-type="float">
            <text:p>4 600,0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Parc Georges-Saint-Pierre : travaux de murale sur un conteneur d’une dimension de 20 pieds </text:p>
          </table:table-cell>
          <table:table-cell table:style-name="ce7" office:value-type="float" office:value="5689.85" calcext:value-type="float">
            <text:p>5 689,85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Contribution financière : Programmes BINAM, PIMJ, Ville-Midi – projet « Place aux filles » </text:p>
          </table:table-cell>
          <table:table-cell table:style-name="ce7" office:value-type="float" office:value="13939" calcext:value-type="float">
            <text:p>13 939,0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Contribution financière : projet « Travailleur de milieu » </text:p>
          </table:table-cell>
          <table:table-cell table:style-name="ce7" office:value-type="float" office:value="17500" calcext:value-type="float">
            <text:p>17 500,00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6" office:value-type="string" calcext:value-type="string">
            <text:p>Contribution financière : réalisation d'un projet visant à poursuivre le travail d'intervention auprès des jeunes de 12 à 20 ans du quartier NDG </text:p>
          </table:table-cell>
          <table:table-cell table:style-name="ce8" office:value-type="float" office:value="38354" calcext:value-type="float">
            <text:p>38 354,0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Sécurité urbaine 2018 </text:p>
          </table:table-cell>
          <table:table-cell table:style-name="ce7" office:value-type="float" office:value="250300" calcext:value-type="float">
            <text:p>250 300,0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Contribution financière : entente 2018-2021 pour l'accueil et l'intégration des immigrants (Ville de Montréal-MIDI) </text:p>
          </table:table-cell>
          <table:table-cell table:style-name="ce7" office:value-type="float" office:value="18000" calcext:value-type="float">
            <text:p>18 000,0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Contribution financière : Programme de prévention, de l'adhésion des jeunes aux gangs de rue et à la violence </text:p>
          </table:table-cell>
          <table:table-cell table:style-name="ce7" office:value-type="float" office:value="73015" calcext:value-type="float">
            <text:p>73 015,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PRODUITS SANY</text:p>
          </table:table-cell>
          <table:table-cell office:value-type="string" calcext:value-type="string">
            <text:p>Entente 1048199</text:p>
          </table:table-cell>
          <table:table-cell office:value-type="string" calcext:value-type="string">
            <text:p>Achat de tapis pour l'aréna Bill-Durnan </text:p>
          </table:table-cell>
          <table:table-cell table:style-name="ce7" office:value-type="float" office:value="2609.3" calcext:value-type="float">
            <text:p>2 609,3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Détergent neutralisant de calcium </text:p>
          </table:table-cell>
          <table:table-cell table:style-name="ce7" office:value-type="float" office:value="2741.45" calcext:value-type="float">
            <text:p>2 741,45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Accessoires pour une autolaveuse de planchers d'arénas </text:p>
          </table:table-cell>
          <table:table-cell table:style-name="ce7" office:value-type="float" office:value="7094.43" calcext:value-type="float">
            <text:p>7 094,43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Achat de produits sanitaires - aréna </text:p>
          </table:table-cell>
          <table:table-cell table:style-name="ce7" office:value-type="float" office:value="14123.11" calcext:value-type="float">
            <text:p>14 123,11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AMCOR CONSTRUCTION INC.</text:p>
          </table:table-cell>
          <table:table-cell/>
          <table:table-cell office:value-type="string" calcext:value-type="string">
            <text:p>Réfection du site commémoratif du parc NDG (Place de Vimy) phase </text:p>
          </table:table-cell>
          <table:table-cell table:style-name="ce7" office:value-type="float" office:value="2585640.96" calcext:value-type="float">
            <text:p>2 585 640,96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ECYCLAGE NOTRE-DAME INC.</text:p>
          </table:table-cell>
          <table:table-cell office:value-type="string" calcext:value-type="string">
            <text:p>Entente 1225134</text:p>
          </table:table-cell>
          <table:table-cell office:value-type="string" calcext:value-type="string">
            <text:p>Élimination et traitement de sols AB - 2017 </text:p>
          </table:table-cell>
          <table:table-cell table:style-name="ce7" office:value-type="float" office:value="2805.8" calcext:value-type="float">
            <text:p>2 805,8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Ajout au contrat - Résidus de balai de rue et dépôt à neige </text:p>
          </table:table-cell>
          <table:table-cell table:style-name="ce7" office:value-type="float" office:value="8436.15" calcext:value-type="float">
            <text:p>8 436,15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ntente 1253996 </text:p>
          </table:table-cell>
          <table:table-cell table:style-name="ce6" office:value-type="string" calcext:value-type="string">
            <text:p>Élimination et traitement de sols AB - 2018 </text:p>
          </table:table-cell>
          <table:table-cell table:style-name="ce8" office:value-type="float" office:value="274654.28" calcext:value-type="float">
            <text:p>274 654,28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EMORQUAGE BURSTALL CONRAD</text:p>
          </table:table-cell>
          <table:table-cell/>
          <table:table-cell office:value-type="string" calcext:value-type="string">
            <text:p>Service de remorquage sur le territoire de l'arrondissement - année 2018 </text:p>
          </table:table-cell>
          <table:table-cell table:style-name="ce7" office:value-type="float" office:value="8278.2" calcext:value-type="float">
            <text:p>8 278,20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6" office:value-type="string" calcext:value-type="string">
            <text:p>Ajout au contrat de remorquage - année 2018 </text:p>
          </table:table-cell>
          <table:table-cell table:style-name="ce8" office:value-type="float" office:value="24997.86" calcext:value-type="float">
            <text:p>24 997,86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GERS COMMUNICATIONS CANADA INC.</text:p>
          </table:table-cell>
          <table:table-cell office:value-type="string" calcext:value-type="string">
            <text:p>Entente 1137408</text:p>
          </table:table-cell>
          <table:table-cell office:value-type="string" calcext:value-type="string">
            <text:p>Frais d'utilisation de cellulaires pour la direction de l'arrondissement</text:p>
          </table:table-cell>
          <table:table-cell table:style-name="ce7" office:value-type="float" office:value="2170.73" calcext:value-type="float">
            <text:p>2 170,73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Frais d'utilisation de cellulaires pour la division de la voirie et celle des études techniques </text:p>
          </table:table-cell>
          <table:table-cell table:style-name="ce7" office:value-type="float" office:value="42425.76" calcext:value-type="float">
            <text:p>42 425,76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Frais d'utilisation de cellulaires pour la division des communications et des relations avec les citoyens </text:p>
          </table:table-cell>
          <table:table-cell table:style-name="ce7" office:value-type="float" office:value="3449.24" calcext:value-type="float">
            <text:p>3 449,24</text:p>
          </table:table-cell>
          <table:table-cell table:number-columns-repeated="253"/>
        </table:table-row>
        <table:table-row table:style-name="ro2">
          <table:table-cell table:number-columns-repeated="2"/>
          <table:table-cell office:value-type="string" calcext:value-type="string">
            <text:p>Frais d'utilisation de cellulaires pour la direction des services administratifs et du greffe </text:p>
          </table:table-cell>
          <table:table-cell table:style-name="ce7" office:value-type="float" office:value="4616.25" calcext:value-type="float">
            <text:p>4 616,25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Frais d'utilisation de cellulaires pour la division des permis et inspections </text:p>
          </table:table-cell>
          <table:table-cell table:style-name="ce7" office:value-type="float" office:value="6662.81" calcext:value-type="float">
            <text:p>6 662,81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Frais d'utilisation de cellulaires pour le bureau des élus </text:p>
          </table:table-cell>
          <table:table-cell table:style-name="ce7" office:value-type="float" office:value="6898.5" calcext:value-type="float">
            <text:p>6 898,5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Frais pour services d'appareils mobiles </text:p>
          </table:table-cell>
          <table:table-cell table:style-name="ce7" office:value-type="float" office:value="19890.68" calcext:value-type="float">
            <text:p>19 890,68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SANIVAC</text:p>
          </table:table-cell>
          <table:table-cell office:value-type="string" calcext:value-type="string">
            <text:p>Entente 1273977</text:p>
          </table:table-cell>
          <table:table-cell table:style-name="ce6" office:value-type="string" calcext:value-type="string">
            <text:p>Contrat de nettoyage de puisards pour 2018 </text:p>
          </table:table-cell>
          <table:table-cell table:style-name="ce8" office:value-type="float" office:value="299136.19" calcext:value-type="float">
            <text:p>299 136,19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SAUVER REMORQUAGES</text:p>
          </table:table-cell>
          <table:table-cell/>
          <table:table-cell table:style-name="ce6" office:value-type="string" calcext:value-type="string">
            <text:p>Prolongation du contrat pour les services de remorquage pour les opérations de déneigement de novembre à décembre 2018 et de janvier à avril 2019 </text:p>
          </table:table-cell>
          <table:table-cell table:style-name="ce8" office:value-type="float" office:value="100238.66" calcext:value-type="float">
            <text:p>100 238,66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Contrat de remorquage durant les opérations de déneigement de 2018 </text:p>
          </table:table-cell>
          <table:table-cell table:style-name="ce7" office:value-type="float" office:value="221603.09" calcext:value-type="float">
            <text:p>221 603,09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SMQ INC </text:p>
          </table:table-cell>
          <table:table-cell/>
          <table:table-cell table:style-name="ce6" office:value-type="string" calcext:value-type="string">
            <text:p>Travaux de marquage de la chaussée </text:p>
          </table:table-cell>
          <table:table-cell table:style-name="ce8" office:value-type="float" office:value="67554.11" calcext:value-type="float">
            <text:p>67 554,11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SNC-LAVALIN GEM QUÉBEC INC.</text:p>
          </table:table-cell>
          <table:table-cell office:value-type="string" calcext:value-type="string">
            <text:p>Entente 1285110</text:p>
          </table:table-cell>
          <table:table-cell office:value-type="string" calcext:value-type="string">
            <text:p>Contrat de contrôle qualitatif des matériaux dans le cadre du projet Westbury pour les Développements Armstrong </text:p>
          </table:table-cell>
          <table:table-cell table:style-name="ce7" office:value-type="float" office:value="19990.25" calcext:value-type="float">
            <text:p>19 990,25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6" office:value-type="string" calcext:value-type="string">
            <text:p>Contrat de réfections mineures de trottoirs et d'utilités publiques (RMTUP-2018) - contrôle qualitatif des matériaux </text:p>
          </table:table-cell>
          <table:table-cell table:style-name="ce8" office:value-type="float" office:value="39597.61" calcext:value-type="float">
            <text:p>39 597,61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6" office:value-type="string" calcext:value-type="string">
            <text:p>Contrat de contrôle qualitatif des matériaux </text:p>
          </table:table-cell>
          <table:table-cell table:style-name="ce8" office:value-type="float" office:value="65909.41" calcext:value-type="float">
            <text:p>65 909,41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SNC-LAVALIN INC</text:p>
          </table:table-cell>
          <table:table-cell office:value-type="string" calcext:value-type="string">
            <text:p>Entente 1186571</text:p>
          </table:table-cell>
          <table:table-cell table:style-name="ce6" office:value-type="string" calcext:value-type="string">
            <text:p>Surveillance du contrat de réfections mineures de trottoirs et d'utilités publiques (RMTUP) - 2017 </text:p>
          </table:table-cell>
          <table:table-cell table:style-name="ce8" office:value-type="float" office:value="23361.26" calcext:value-type="float">
            <text:p>23 361,26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ntente 1285105</text:p>
          </table:table-cell>
          <table:table-cell table:style-name="ce6" office:value-type="string" calcext:value-type="string">
            <text:p>Contrat - Programme de réaménagements géométriques 2018 </text:p>
          </table:table-cell>
          <table:table-cell table:style-name="ce8" office:value-type="float" office:value="57659.96" calcext:value-type="float">
            <text:p>57 659,96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SOCIÉTÉ CANADIENNE DES POSTES</text:p>
          </table:table-cell>
          <table:table-cell/>
          <table:table-cell office:value-type="string" calcext:value-type="string">
            <text:p>Service de messagerie : postes et lettres</text:p>
          </table:table-cell>
          <table:table-cell table:style-name="ce7" office:value-type="float" office:value="16182.01" calcext:value-type="float">
            <text:p>16 182,01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Service de messagerie : courrier de quartier </text:p>
          </table:table-cell>
          <table:table-cell table:style-name="ce7" office:value-type="float" office:value="22176.93" calcext:value-type="float">
            <text:p>22 176,93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6" office:value-type="string" calcext:value-type="string">
            <text:p>Achat de produits postaux </text:p>
          </table:table-cell>
          <table:table-cell table:style-name="ce8" office:value-type="float" office:value="22995" calcext:value-type="float">
            <text:p>22 995,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SOCIÉTÉ DE DÉVELOPPEMENT COMMERCIAL EXPÉRIENCE CÔTE-DES-NEIGES</text:p>
          </table:table-cell>
          <table:table-cell/>
          <table:table-cell office:value-type="string" calcext:value-type="string">
            <text:p>Contrat de réservation d'espace de publicité - Guide local 2018 </text:p>
          </table:table-cell>
          <table:table-cell table:style-name="ce7" office:value-type="float" office:value="2299.5" calcext:value-type="float">
            <text:p>2 299,5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Convention et contribution financière - Société de développement commercial expérience CDN</text:p>
          </table:table-cell>
          <table:table-cell table:style-name="ce7" office:value-type="float" office:value="60000" calcext:value-type="float">
            <text:p>60 000,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SOCIÉTÉ ENVIRONNEMENTALE CÔTE-DES-NEIGES</text:p>
          </table:table-cell>
          <table:table-cell/>
          <table:table-cell office:value-type="string" calcext:value-type="string">
            <text:p>Contribution financière : animation horticole des deux jardins communautaires de CDN et sensibilisation à la problématique des marmottes dans les jardins </text:p>
          </table:table-cell>
          <table:table-cell table:style-name="ce7" office:value-type="float" office:value="24180.94" calcext:value-type="float">
            <text:p>24 180,94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Gestion et inscriptions pour les jardins communautaires </text:p>
          </table:table-cell>
          <table:table-cell table:style-name="ce7" office:value-type="float" office:value="4999.99" calcext:value-type="float">
            <text:p>4 999,99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Contribution financière : projet pilote « Programme de subvention de gestion de produits d'hygiène durables » </text:p>
          </table:table-cell>
          <table:table-cell table:style-name="ce7" office:value-type="float" office:value="7500" calcext:value-type="float">
            <text:p>7 500,00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6" office:value-type="string" calcext:value-type="string">
            <text:p>Contrat de service pour l'aménagement de ruelles vertes </text:p>
          </table:table-cell>
          <table:table-cell table:style-name="ce8" office:value-type="float" office:value="25040.17" calcext:value-type="float">
            <text:p>25 040,17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SOCIÉTÉ ENVIRONNEMENTALE CÔTE-DES-NEIGES</text:p>
          </table:table-cell>
          <table:table-cell/>
          <table:table-cell table:style-name="ce6" office:value-type="string" calcext:value-type="string">
            <text:p>Contribution financière : projet d'éradication de l'herbe à poux sur le domaine public de l'arrondissement </text:p>
          </table:table-cell>
          <table:table-cell table:style-name="ce8" office:value-type="float" office:value="35000" calcext:value-type="float">
            <text:p>35 000,00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6" office:value-type="string" calcext:value-type="string">
            <text:p>Évictions 2018 </text:p>
          </table:table-cell>
          <table:table-cell table:style-name="ce8" office:value-type="float" office:value="134520.74" calcext:value-type="float">
            <text:p>134 520,74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6" office:value-type="string" calcext:value-type="string">
            <text:p>Contribution financière : prolongation de convention – Programme Éco-Quartier </text:p>
          </table:table-cell>
          <table:table-cell table:style-name="ce8" office:value-type="float" office:value="162500" calcext:value-type="float">
            <text:p>162 500,0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Contribution financière : Programme Éco-quartiers 2018 </text:p>
          </table:table-cell>
          <table:table-cell table:style-name="ce7" office:value-type="float" office:value="162500" calcext:value-type="float">
            <text:p>162 500,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SODEM INC.</text:p>
          </table:table-cell>
          <table:table-cell/>
          <table:table-cell office:value-type="string" calcext:value-type="string">
            <text:p>Entretien des pistes de ski de fond aux parcs NDG, de Kent et Loyola </text:p>
          </table:table-cell>
          <table:table-cell table:style-name="ce7" office:value-type="float" office:value="8623.12" calcext:value-type="float">
            <text:p>8 623,12</text:p>
          </table:table-cell>
          <table:table-cell table:number-columns-repeated="253"/>
        </table:table-row>
        <table:table-row table:style-name="ro2">
          <table:table-cell table:number-columns-repeated="2"/>
          <table:table-cell office:value-type="string" calcext:value-type="string">
            <text:p>Location de terrain synthétique </text:p>
          </table:table-cell>
          <table:table-cell table:style-name="ce7" office:value-type="float" office:value="10867.5" calcext:value-type="float">
            <text:p>10 867,5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Signalisation et deux traçages pour les parcs de Kent, NDG, Benny et Loyola </text:p>
          </table:table-cell>
          <table:table-cell table:style-name="ce7" office:value-type="float" office:value="12121.81" calcext:value-type="float">
            <text:p>12 121,81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SOGEVEM ASSOCIÉS EXPERTS-CONSEILS LTÉE</text:p>
          </table:table-cell>
          <table:table-cell/>
          <table:table-cell table:style-name="ce6" office:value-type="string" calcext:value-type="string">
            <text:p>Parc de Darlington : frais de laboratoire pour le projet d'aménagement d'un nouveau parc à chiens </text:p>
          </table:table-cell>
          <table:table-cell table:style-name="ce8" office:value-type="float" office:value="4455.29" calcext:value-type="float">
            <text:p>4 455,29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6" office:value-type="string" calcext:value-type="string">
            <text:p>Parc de la Confédération : transformation de l'aire de jeu des enfants de 2 à 5 ans </text:p>
          </table:table-cell>
          <table:table-cell table:style-name="ce8" office:value-type="float" office:value="4685.23" calcext:value-type="float">
            <text:p>4 685,23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Centre communautaire de loisirs de la Côte-des-Neiges : services de surveillance, d'inspection et d'essais </text:p>
          </table:table-cell>
          <table:table-cell table:style-name="ce7" office:value-type="float" office:value="4690.98" calcext:value-type="float">
            <text:p>4 690,98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Aréna Doug-Harvey : détection géoradar aux emplacements de carottage - évaluation de l'état de la dalle en béton </text:p>
          </table:table-cell>
          <table:table-cell table:style-name="ce7" office:value-type="float" office:value="6553.58" calcext:value-type="float">
            <text:p>6 553,58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6" office:value-type="string" calcext:value-type="string">
            <text:p>Le Manoir : étude géotechnique concernant le réaménagement, la rénovation et la mise aux normes du gymnase et du dojo </text:p>
          </table:table-cell>
          <table:table-cell table:style-name="ce8" office:value-type="float" office:value="10083.3" calcext:value-type="float">
            <text:p>10 083,3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SOLUTIONS GRAFFITI</text:p>
          </table:table-cell>
          <table:table-cell office:value-type="string" calcext:value-type="string">
            <text:p>Entente 1262846</text:p>
          </table:table-cell>
          <table:table-cell table:style-name="ce6" office:value-type="string" calcext:value-type="string">
            <text:p>Contrat d'enlèvement de graffitis sur le domaine privé </text:p>
          </table:table-cell>
          <table:table-cell table:style-name="ce8" office:value-type="float" office:value="39404.23" calcext:value-type="float">
            <text:p>39 404,23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(S.P.C.A.) SOCIÉTÉ POUR LA PRÉVENTION DE LA CRUAUTÉ ENVERS LES ANIMAUX</text:p>
          </table:table-cell>
          <table:table-cell/>
          <table:table-cell office:value-type="string" calcext:value-type="string">
            <text:p>Service de fourrière et de contrôle animal </text:p>
          </table:table-cell>
          <table:table-cell table:style-name="ce7" office:value-type="float" office:value="183600" calcext:value-type="float">
            <text:p>183 600,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TABASKO COMMUNICATIONS INC.</text:p>
          </table:table-cell>
          <table:table-cell/>
          <table:table-cell office:value-type="string" calcext:value-type="string">
            <text:p>Impression du dépliant de la programmation d'hiver 2019 du Centre communautaire NDG </text:p>
          </table:table-cell>
          <table:table-cell table:style-name="ce7" office:value-type="float" office:value="2690.42" calcext:value-type="float">
            <text:p>2 690,42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Montage graphique, mise en page et conception graphique des fiches d'urbanisme </text:p>
          </table:table-cell>
          <table:table-cell table:style-name="ce7" office:value-type="float" office:value="2750.2" calcext:value-type="float">
            <text:p>2 750,2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Divers projets de graphisme </text:p>
          </table:table-cell>
          <table:table-cell table:style-name="ce7" office:value-type="float" office:value="4607.04" calcext:value-type="float">
            <text:p>4 607,04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6" office:value-type="string" calcext:value-type="string">
            <text:p>Achat d'une licence FONT MONT </text:p>
          </table:table-cell>
          <table:table-cell table:style-name="ce8" office:value-type="float" office:value="7272.16" calcext:value-type="float">
            <text:p>7 272,16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6" office:value-type="string" calcext:value-type="string">
            <text:p>Contrat annuel de service d'infographie et de graphisme - divers projets </text:p>
          </table:table-cell>
          <table:table-cell table:style-name="ce8" office:value-type="float" office:value="11497.49" calcext:value-type="float">
            <text:p>11 497,49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Montage graphique et impression « Panneau parc Loyola » </text:p>
          </table:table-cell>
          <table:table-cell table:style-name="ce7" office:value-type="float" office:value="13584.29" calcext:value-type="float">
            <text:p>13 584,29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Montage graphique et visuels pour le conseil jeunesse </text:p>
          </table:table-cell>
          <table:table-cell table:style-name="ce7" office:value-type="float" office:value="20956.5" calcext:value-type="float">
            <text:p>20 956,5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TELTECH TÉLÉCOMMUNICATION INC.</text:p>
          </table:table-cell>
          <table:table-cell office:value-type="string" calcext:value-type="string">
            <text:p>Entente 1225128</text:p>
          </table:table-cell>
          <table:table-cell office:value-type="string" calcext:value-type="string">
            <text:p>Signalisation pour le bureau technique</text:p>
          </table:table-cell>
          <table:table-cell table:style-name="ce7" office:value-type="float" office:value="2299.5" calcext:value-type="float">
            <text:p>2 299,5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Signalisation pour l'aqueduc - année 2017 </text:p>
          </table:table-cell>
          <table:table-cell table:style-name="ce7" office:value-type="float" office:value="6692.18" calcext:value-type="float">
            <text:p>6 692,18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Signalisation pour l'aqueduc - année 2018 </text:p>
          </table:table-cell>
          <table:table-cell table:style-name="ce7" office:value-type="float" office:value="34492.5" calcext:value-type="float">
            <text:p>34 492,5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TERRASSEMENT LIMOGES ET FILS</text:p>
          </table:table-cell>
          <table:table-cell/>
          <table:table-cell table:style-name="ce6" office:value-type="string" calcext:value-type="string">
            <text:p>Parc Place de Darlington : travaux d'aménagement d'un nouveau parc à chiens </text:p>
          </table:table-cell>
          <table:table-cell table:style-name="ce8" office:value-type="float" office:value="256661.31" calcext:value-type="float">
            <text:p>256 661,31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TESSIER RÉCRÉO-PARC INC.</text:p>
          </table:table-cell>
          <table:table-cell/>
          <table:table-cell table:style-name="ce6" office:value-type="string" calcext:value-type="string">
            <text:p>Contrat d'ouverture/fermeture des jeux d'eau du parc Van Horne et de la Savane ainsi que la réparation des jeux d'eau pour l'été </text:p>
          </table:table-cell>
          <table:table-cell table:style-name="ce8" office:value-type="float" office:value="6450.1" calcext:value-type="float">
            <text:p>6 450,1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Parc de la Confédération : achat d'équipements de jeux accessibles dans le projet de réaménagement de l'aire de jeu des 2 - 5 ans </text:p>
          </table:table-cell>
          <table:table-cell table:style-name="ce7" office:value-type="float" office:value="24999.01" calcext:value-type="float">
            <text:p>24 999,01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Installation et fourniture de mobilier urbain pour le chemin de la Côte-des-Neiges entre le chemin Queen-Mary et le boulevard Édouard-Montpetit </text:p>
          </table:table-cell>
          <table:table-cell table:style-name="ce7" office:value-type="float" office:value="67048.82" calcext:value-type="float">
            <text:p>67 048,82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6" office:value-type="string" calcext:value-type="string">
            <text:p>Parc McDonald : fourniture de modules de jeux d'eau dans le projet de transformation de la pataugeoire en jeux d'eau </text:p>
          </table:table-cell>
          <table:table-cell table:style-name="ce8" office:value-type="float" office:value="102979.36" calcext:value-type="float">
            <text:p>102 979,36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TRANSPORT MOTTILLO ET FILS INC.</text:p>
          </table:table-cell>
          <table:table-cell/>
          <table:table-cell table:style-name="ce6" office:value-type="string" calcext:value-type="string">
            <text:p>Travaux de réparation de drains privés</text:p>
          </table:table-cell>
          <table:table-cell table:style-name="ce8" office:value-type="float" office:value="59039.65" calcext:value-type="float">
            <text:p>59 039,65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TRANSVRAC MONTRÉAL LAVAL INC.</text:p>
          </table:table-cell>
          <table:table-cell/>
          <table:table-cell office:value-type="string" calcext:value-type="string">
            <text:p>Contrat de transport de terre en vrac et d'autres matériaux</text:p>
          </table:table-cell>
          <table:table-cell table:style-name="ce7" office:value-type="float" office:value="53242.61" calcext:value-type="float">
            <text:p>53 242,61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TREMPRO CONSTRUCTION INC.</text:p>
          </table:table-cell>
          <table:table-cell/>
          <table:table-cell table:style-name="ce6" office:value-type="string" calcext:value-type="string">
            <text:p>Centre communautaire de loisir de la Côte-des-Neiges : travaux de réfection de la maçonnerie</text:p>
          </table:table-cell>
          <table:table-cell table:style-name="ce8" office:value-type="float" office:value="334277.59" calcext:value-type="float">
            <text:p>334 277,59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UNIBÉTON</text:p>
          </table:table-cell>
          <table:table-cell office:value-type="string" calcext:value-type="string">
            <text:p>Entente 1196052</text:p>
          </table:table-cell>
          <table:table-cell table:style-name="ce6" office:value-type="string" calcext:value-type="string">
            <text:p>Béton prémélangé pour l'aqueduc</text:p>
          </table:table-cell>
          <table:table-cell table:style-name="ce8" office:value-type="float" office:value="52955.17" calcext:value-type="float">
            <text:p>52 955,17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6" office:value-type="string" calcext:value-type="string">
            <text:p>Béton prémélangé pour la voirie </text:p>
          </table:table-cell>
          <table:table-cell table:style-name="ce8" office:value-type="float" office:value="98878.49" calcext:value-type="float">
            <text:p>98 878,49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VILLE MONT-ROYAL</text:p>
          </table:table-cell>
          <table:table-cell/>
          <table:table-cell office:value-type="string" calcext:value-type="string">
            <text:p>Entente secteur Glenmount: échange de services de sports, de loisirs et de bibliothèques </text:p>
          </table:table-cell>
          <table:table-cell table:style-name="ce7" office:value-type="float" office:value="155216.24" calcext:value-type="float">
            <text:p>155 216,24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VORTEX STRUCTURES AQUATIQUES INTERNATIONALES INC.</text:p>
          </table:table-cell>
          <table:table-cell/>
          <table:table-cell table:style-name="ce6" office:value-type="string" calcext:value-type="string">
            <text:p>Parc Le Triangle : fournitures des modules de jeux d'eau pour le nouveau parc du secteur Le Triangle </text:p>
          </table:table-cell>
          <table:table-cell table:style-name="ce8" office:value-type="float" office:value="85008.49" calcext:value-type="float">
            <text:p>85 008,49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WESTHAVEN ELMHURST COMMUNITY RECREATION ASSOCIATION</text:p>
          </table:table-cell>
          <table:table-cell/>
          <table:table-cell office:value-type="string" calcext:value-type="string">
            <text:p>Contribution financière : activités de sports et de loisirs </text:p>
          </table:table-cell>
          <table:table-cell table:style-name="ce7" office:value-type="float" office:value="20000" calcext:value-type="float">
            <text:p>20 000,0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Contribution financière : activités de loisir 2018 </text:p>
          </table:table-cell>
          <table:table-cell table:style-name="ce7" office:value-type="float" office:value="57488" calcext:value-type="float">
            <text:p>57 488,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WM QUÉBEC INC.</text:p>
          </table:table-cell>
          <table:table-cell office:value-type="string" calcext:value-type="string">
            <text:p>Entente 1253901</text:p>
          </table:table-cell>
          <table:table-cell table:style-name="ce6" office:value-type="string" calcext:value-type="string">
            <text:p>Site d'élimination pour la disposition des résidus de balais et des dépôts à neige </text:p>
          </table:table-cell>
          <table:table-cell table:style-name="ce8" office:value-type="float" office:value="199626.21" calcext:value-type="float">
            <text:p>199 626,21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XO CONSTRUCTION INC. </text:p>
          </table:table-cell>
          <table:table-cell/>
          <table:table-cell table:style-name="ce6" office:value-type="string" calcext:value-type="string">
            <text:p>Le Manoir : travaux de remplacement des fenêtres et autres travaux connexes </text:p>
          </table:table-cell>
          <table:table-cell table:style-name="ce8" office:value-type="float" office:value="696616.91" calcext:value-type="float">
            <text:p>696 616,91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XYLÈME INC.</text:p>
          </table:table-cell>
          <table:table-cell/>
          <table:table-cell table:style-name="ce6" office:value-type="string" calcext:value-type="string">
            <text:p>Service d'abattage, d’émondage et d’élagage d'arbres </text:p>
          </table:table-cell>
          <table:table-cell table:style-name="ce8" office:value-type="float" office:value="28743.74" calcext:value-type="float">
            <text:p>28 743,74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2946-8980 QUÉBEC INC. </text:p>
          </table:table-cell>
          <table:table-cell/>
          <table:table-cell office:value-type="string" calcext:value-type="string">
            <text:p>Fourniture et installation de supports à vélos - Bureau d'arrondissement </text:p>
          </table:table-cell>
          <table:table-cell table:style-name="ce7" office:value-type="float" office:value="2286.08" calcext:value-type="float">
            <text:p>2 286,08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Stationnement de juillet à décembre 2018 </text:p>
          </table:table-cell>
          <table:table-cell table:style-name="ce7" office:value-type="float" office:value="20160.87" calcext:value-type="float">
            <text:p>20 160,87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Stationnement de janvier à juin 2018 </text:p>
          </table:table-cell>
          <table:table-cell table:style-name="ce7" office:value-type="float" office:value="20160.87" calcext:value-type="float">
            <text:p>20 160,87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PLUSIEURS OBNL (21)</text:p>
          </table:table-cell>
          <table:table-cell/>
          <table:table-cell table:style-name="ce6" office:value-type="string" calcext:value-type="string">
            <text:p>Contributions financières : entente entre la Ville et le ministère du Travail, de l'Emploi et de la Solidarité sociale (MTESS) - Programme « Alliance pour la solidarité »</text:p>
          </table:table-cell>
          <table:table-cell table:style-name="ce8" office:value-type="float" office:value="482042" calcext:value-type="float">
            <text:p>482 042,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PLUSIEURS OBNL (11) </text:p>
          </table:table-cell>
          <table:table-cell/>
          <table:table-cell table:style-name="ce6" office:value-type="string" calcext:value-type="string">
            <text:p>Contributions financières provenant de la Ville pour le Programme politique de l'enfant </text:p>
          </table:table-cell>
          <table:table-cell table:style-name="ce8" office:value-type="float" office:value="216626" calcext:value-type="float">
            <text:p>216 626,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TOTAL :</text:p>
          </table:table-cell>
          <table:table-cell table:number-columns-repeated="2"/>
          <table:table-cell table:style-name="ce7" office:value-type="float" office:value="87818142.65" calcext:value-type="float">
            <text:p>87 818 142,65</text:p>
          </table:table-cell>
          <table:table-cell table:number-columns-repeated="253"/>
        </table:table-row>
        <table:table-row table:style-name="ro1" table:number-rows-repeated="1048254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Feuil2" table:style-name="ta2">
        <table:table-column table:style-name="co5" table:number-columns-repeated="257" table:default-cell-style-name="ce9"/>
        <table:table-row table:style-name="ro1" table:number-rows-repeated="1048575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Feuil3" table:style-name="ta3">
        <table:table-column table:style-name="co5" table:number-columns-repeated="257" table:default-cell-style-name="ce9"/>
        <table:table-row table:style-name="ro1" table:number-rows-repeated="1048575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1" svg:font-family="Arial"/>
    <style:font-face style:name="TradeGothic-Oblique" svg:font-family="TradeGothic-Obliqu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$ </number:text>
    </number:number-style>
    <number:number-style style:name="N107">
      <number:text>(</number:text>
      <number:number number:decimal-places="0" loext:min-decimal-places="0" number:min-integer-digits="1" number:grouping="true"/>
      <number:text> $)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$ </number:text>
    </number:number-style>
    <number:number-style style:name="N108">
      <style:text-properties fo:color="#ff0000"/>
      <number:text>(</number:text>
      <number:number number:decimal-places="0" loext:min-decimal-places="0" number:min-integer-digits="1" number:grouping="true"/>
      <number:text> $)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$ </number:text>
    </number:number-style>
    <number:number-style style:name="N109">
      <number:text>(</number:text>
      <number:number number:decimal-places="2" loext:min-decimal-places="2" number:min-integer-digits="1" number:grouping="true"/>
      <number:text> $)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$ </number:text>
    </number:number-style>
    <number:number-style style:name="N110">
      <style:text-properties fo:color="#ff0000"/>
      <number:text>(</number:text>
      <number:number number:decimal-places="2" loext:min-decimal-places="2" number:min-integer-digits="1" number:grouping="true"/>
      <number:text> $)</number:text>
      <style:map style:condition="value()&gt;=0" style:apply-style-name="N110P0"/>
    </number:number-style>
    <number:currency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currency-style>
    <number:currency-style style:name="N11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   </number:text>
    </number:currency-style>
    <number:currency-style style:name="N111P2" style:volatile="true">
      <loext:text> </loext:text>
      <loext:fill-character> </loext:fill-character>
      <number:text>-     </number:text>
    </number:currency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 $ </number:text>
    </number:number-style>
    <number:number-style style:name="N11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$ </number:text>
    </number:number-style>
    <number:number-style style:name="N112P2" style:volatile="true">
      <loext:text> </loext:text>
      <loext:fill-character> </loext:fill-character>
      <number:text>-  $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currency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currency-style>
    <number:currency-style style:name="N11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   </number:text>
    </number:currency-style>
    <number:currency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currency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 $ </number:text>
    </number:number-style>
    <number:number-style style:name="N11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$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 $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9P0" style:volatile="true">
      <number:text>Vrai</number:text>
    </number:number-style>
    <number:number-style style:name="N119P1" style:volatile="true">
      <number:text>Vrai</number:text>
    </number:number-style>
    <number:number-style style:name="N119">
      <number:text>Faux</number:text>
      <style:map style:condition="value()&gt;0" style:apply-style-name="N119P0"/>
      <style:map style:condition="value()&lt;0" style:apply-style-name="N119P1"/>
    </number:number-style>
    <number:number-style style:name="N120P0" style:volatile="true">
      <number:text>Actif</number:text>
    </number:number-style>
    <number:number-style style:name="N120P1" style:volatile="true">
      <number:text>Actif</number:text>
    </number:number-style>
    <number:number-style style:name="N120">
      <number:text>Inactif</number:text>
      <style:map style:condition="value()&gt;0" style:apply-style-name="N120P0"/>
      <style:map style:condition="value()&lt;0" style:apply-style-name="N120P1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able-cell-properties fo:padding="0.71mm" style:rotation-align="none"/>
      <style:text-properties style:font-name="Arial1" fo:font-family="Arial" style:font-name-complex="Arial1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7-18T14:22:56</meta:creation-date>
    <dc:creator>Nadine Champagne</dc:creator>
    <dc:date>2019-07-19T08:17:52</dc:date>
    <meta:document-statistic meta:table-count="3" meta:cell-count="805" meta:object-count="0"/>
    <meta:generator>LibreOffice/6.3.1.2$Windows_x86 LibreOffice_project/b79626edf0065ac373bd1df5c28bd630b4424273</meta:generator>
  </office:meta>
</office:document-meta>
</file>